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Object 12/meta.xml" manifest:media-type="text/xml"/>
  <manifest:file-entry manifest:full-path="Object 12/styles.xml" manifest:media-type="text/xml"/>
  <manifest:file-entry manifest:full-path="Object 12/content.xml" manifest:media-type="text/xml"/>
  <manifest:file-entry manifest:full-path="Object 12/" manifest:media-type="application/vnd.oasis.opendocument.chart"/>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ect 14/meta.xml" manifest:media-type="text/xml"/>
  <manifest:file-entry manifest:full-path="Object 14/styles.xml" manifest:media-type="text/xml"/>
  <manifest:file-entry manifest:full-path="Object 14/content.xml" manifest:media-type="text/xml"/>
  <manifest:file-entry manifest:full-path="Object 14/" manifest:media-type="application/vnd.oasis.opendocument.chart"/>
  <manifest:file-entry manifest:full-path="Object 15/meta.xml" manifest:media-type="text/xml"/>
  <manifest:file-entry manifest:full-path="Object 15/styles.xml" manifest:media-type="text/xml"/>
  <manifest:file-entry manifest:full-path="Object 15/content.xml" manifest:media-type="text/xml"/>
  <manifest:file-entry manifest:full-path="Object 15/" manifest:media-type="application/vnd.oasis.opendocument.chart"/>
  <manifest:file-entry manifest:full-path="Object 16/meta.xml" manifest:media-type="text/xml"/>
  <manifest:file-entry manifest:full-path="Object 16/styles.xml" manifest:media-type="text/xml"/>
  <manifest:file-entry manifest:full-path="Object 16/content.xml" manifest:media-type="text/xml"/>
  <manifest:file-entry manifest:full-path="Object 16/" manifest:media-type="application/vnd.oasis.opendocument.chart"/>
  <manifest:file-entry manifest:full-path="Object 17/meta.xml" manifest:media-type="text/xml"/>
  <manifest:file-entry manifest:full-path="Object 17/styles.xml" manifest:media-type="text/xml"/>
  <manifest:file-entry manifest:full-path="Object 17/content.xml" manifest:media-type="text/xml"/>
  <manifest:file-entry manifest:full-path="Object 17/" manifest:media-type="application/vnd.oasis.opendocument.chart"/>
  <manifest:file-entry manifest:full-path="manifest.rdf" manifest:media-type="application/rdf+xml"/>
  <manifest:file-entry manifest:full-path="Object 18/meta.xml" manifest:media-type="text/xml"/>
  <manifest:file-entry manifest:full-path="Object 18/styles.xml" manifest:media-type="text/xml"/>
  <manifest:file-entry manifest:full-path="Object 18/content.xml" manifest:media-type="text/xml"/>
  <manifest:file-entry manifest:full-path="Object 18/" manifest:media-type="application/vnd.oasis.opendocument.chart"/>
  <manifest:file-entry manifest:full-path="Object 19/meta.xml" manifest:media-type="text/xml"/>
  <manifest:file-entry manifest:full-path="Object 19/styles.xml" manifest:media-type="text/xml"/>
  <manifest:file-entry manifest:full-path="Object 19/content.xml" manifest:media-type="text/xml"/>
  <manifest:file-entry manifest:full-path="Object 19/" manifest:media-type="application/vnd.oasis.opendocument.chart"/>
  <manifest:file-entry manifest:full-path="Object 20/content.xml" manifest:media-type="text/xml"/>
  <manifest:file-entry manifest:full-path="Object 20/meta.xml" manifest:media-type="text/xml"/>
  <manifest:file-entry manifest:full-path="Object 20/styles.xml" manifest:media-type="text/xml"/>
  <manifest:file-entry manifest:full-path="Object 20/" manifest:media-type="application/vnd.oasis.opendocument.chart"/>
  <manifest:file-entry manifest:full-path="Object 21/meta.xml" manifest:media-type="text/xml"/>
  <manifest:file-entry manifest:full-path="Object 21/styles.xml" manifest:media-type="text/xml"/>
  <manifest:file-entry manifest:full-path="Object 21/content.xml" manifest:media-type="text/xml"/>
  <manifest:file-entry manifest:full-path="Object 21/" manifest:media-type="application/vnd.oasis.opendocument.chart"/>
  <manifest:file-entry manifest:full-path="Object 22/content.xml" manifest:media-type="text/xml"/>
  <manifest:file-entry manifest:full-path="Object 22/meta.xml" manifest:media-type="text/xml"/>
  <manifest:file-entry manifest:full-path="Object 22/styles.xml" manifest:media-type="text/xml"/>
  <manifest:file-entry manifest:full-path="Object 22/" manifest:media-type="application/vnd.oasis.opendocument.chart"/>
  <manifest:file-entry manifest:full-path="Object 23/meta.xml" manifest:media-type="text/xml"/>
  <manifest:file-entry manifest:full-path="Object 23/styles.xml" manifest:media-type="text/xml"/>
  <manifest:file-entry manifest:full-path="Object 23/content.xml" manifest:media-type="text/xml"/>
  <manifest:file-entry manifest:full-path="Object 23/" manifest:media-type="application/vnd.oasis.opendocument.chart"/>
  <manifest:file-entry manifest:full-path="Object 24/meta.xml" manifest:media-type="text/xml"/>
  <manifest:file-entry manifest:full-path="Object 24/styles.xml" manifest:media-type="text/xml"/>
  <manifest:file-entry manifest:full-path="Object 24/content.xml" manifest:media-type="text/xml"/>
  <manifest:file-entry manifest:full-path="Object 24/" manifest:media-type="application/vnd.oasis.opendocument.chart"/>
  <manifest:file-entry manifest:full-path="Object 25/meta.xml" manifest:media-type="text/xml"/>
  <manifest:file-entry manifest:full-path="Object 25/styles.xml" manifest:media-type="text/xml"/>
  <manifest:file-entry manifest:full-path="Object 25/content.xml" manifest:media-type="text/xml"/>
  <manifest:file-entry manifest:full-path="Object 25/" manifest:media-type="application/vnd.oasis.opendocument.chart"/>
  <manifest:file-entry manifest:full-path="Object 26/meta.xml" manifest:media-type="text/xml"/>
  <manifest:file-entry manifest:full-path="Object 26/styles.xml" manifest:media-type="text/xml"/>
  <manifest:file-entry manifest:full-path="Object 26/content.xml" manifest:media-type="text/xml"/>
  <manifest:file-entry manifest:full-path="Object 26/" manifest:media-type="application/vnd.oasis.opendocument.chart"/>
  <manifest:file-entry manifest:full-path="Object 27/meta.xml" manifest:media-type="text/xml"/>
  <manifest:file-entry manifest:full-path="Object 27/styles.xml" manifest:media-type="text/xml"/>
  <manifest:file-entry manifest:full-path="Object 27/content.xml" manifest:media-type="text/xml"/>
  <manifest:file-entry manifest:full-path="Object 27/" manifest:media-type="application/vnd.oasis.opendocument.char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end" style:justify-single-word="false"/>
      <style:text-properties fo:font-size="26pt" fo:font-weight="bold" style:font-size-asian="26pt" style:font-weight-asian="bold" style:font-size-complex="26pt" style:font-weight-complex="bold"/>
    </style:style>
    <style:style style:name="P4" style:family="paragraph" style:parent-style-name="Standard">
      <style:text-properties fo:font-size="20pt" fo:font-weight="bold" style:font-size-asian="20pt" style:font-weight-asian="bold" style:font-size-complex="20pt" style:font-weight-complex="bold"/>
    </style:style>
    <style:style style:name="P5" style:family="paragraph" style:parent-style-name="Standard">
      <style:text-properties fo:font-size="13pt" style:font-size-asian="13pt" style:font-size-complex="13pt"/>
    </style:style>
    <style:style style:name="P6" style:family="paragraph" style:parent-style-name="Standard">
      <style:text-properties fo:font-size="13pt" fo:font-style="italic" style:font-size-asian="13pt" style:font-style-asian="italic" style:font-size-complex="13pt" style:font-style-complex="italic"/>
    </style:style>
    <style:style style:name="P7" style:family="paragraph" style:parent-style-name="Standard">
      <style:text-properties fo:font-size="16pt" style:font-size-asian="16pt" style:font-size-complex="16pt"/>
    </style:style>
    <style:style style:name="P8" style:family="paragraph" style:parent-style-name="Standard">
      <style:paragraph-properties fo:text-align="end" style:justify-single-word="false"/>
      <style:text-properties fo:font-size="16pt" style:font-size-asian="16pt" style:font-size-complex="16pt"/>
    </style:style>
    <style:style style:name="P9" style:family="paragraph" style:parent-style-name="Standard">
      <style:text-properties fo:font-size="16pt" fo:font-style="italic" style:font-size-asian="16pt" style:font-style-asian="italic" style:font-size-complex="16pt" style:font-style-complex="italic"/>
    </style:style>
    <style:style style:name="P10" style:family="paragraph" style:parent-style-name="Standard">
      <style:text-properties fo:font-size="10pt" style:font-size-asian="10pt" style:font-size-complex="10pt" style:font-weight-complex="bold"/>
    </style:style>
    <style:style style:name="P11" style:family="paragraph" style:parent-style-name="Standard">
      <style:text-properties fo:font-size="14pt" fo:font-weight="bold" style:font-size-asian="14pt" style:font-weight-asian="bold" style:font-size-complex="14pt" style:font-weight-complex="bold"/>
    </style:style>
    <style:style style:name="P12"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3" style:family="paragraph" style:parent-style-name="Standard" style:master-page-name="MP0">
      <style:paragraph-properties fo:text-align="center" style:justify-single-word="false" style:page-number="auto" fo:break-before="page"/>
      <style:text-properties fo:font-size="40pt" fo:font-weight="bold" style:font-size-asian="40pt" style:font-weight-asian="bold" style:font-size-complex="40pt" style:font-weight-complex="bold"/>
    </style:style>
    <style:style style:name="P14" style:family="paragraph" style:parent-style-name="Standard">
      <style:text-properties fo:font-size="10pt" style:font-size-asian="10pt" style:font-size-complex="10pt" style:font-weight-complex="bold"/>
    </style:style>
    <style:style style:name="P15" style:family="paragraph" style:parent-style-name="Standard">
      <style:text-properties fo:font-size="12pt" officeooo:paragraph-rsid="0018f3e3" style:font-size-asian="12pt" style:font-size-complex="12pt" style:font-weight-complex="bold"/>
    </style:style>
    <style:style style:name="P16" style:family="paragraph" style:parent-style-name="Standard">
      <style:text-properties fo:font-size="13pt" style:font-size-asian="13pt" style:font-size-complex="13pt"/>
    </style:style>
    <style:style style:name="P17" style:family="paragraph" style:parent-style-name="Standard">
      <style:paragraph-properties fo:text-align="center" style:justify-single-word="false"/>
      <style:text-properties fo:font-size="13pt" style:font-size-asian="13pt" style:font-size-complex="13pt" style:font-weight-complex="bold"/>
    </style:style>
    <style:style style:name="P18" style:family="paragraph" style:parent-style-name="Standard">
      <style:text-properties fo:font-size="13pt" officeooo:paragraph-rsid="001ab10f" style:font-size-asian="13pt" style:font-size-complex="13pt"/>
    </style:style>
    <style:style style:name="P19" style:family="paragraph" style:parent-style-name="Standard">
      <style:paragraph-properties fo:text-align="center" style:justify-single-word="false"/>
      <style:text-properties fo:font-size="13pt" fo:font-style="italic" fo:font-weight="bold" officeooo:rsid="0018f3e3" officeooo:paragraph-rsid="0018f3e3" style:font-size-asian="13pt" style:font-style-asian="italic" style:font-weight-asian="bold" style:font-size-complex="13pt" style:font-style-complex="italic" style:font-weight-complex="bold"/>
    </style:style>
    <style:style style:name="P20" style:family="paragraph" style:parent-style-name="Standard">
      <style:text-properties fo:font-size="14pt" fo:font-weight="bold" style:font-size-asian="14pt" style:font-weight-asian="bold" style:font-size-complex="14pt" style:font-weight-complex="bold"/>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properties officeooo:paragraph-rsid="0018f3e3"/>
    </style:style>
    <style:style style:name="P23" style:family="paragraph" style:parent-style-name="Standard">
      <style:paragraph-properties fo:text-align="center" style:justify-single-word="false"/>
      <style:text-properties officeooo:paragraph-rsid="001ab10f"/>
    </style:style>
    <style:style style:name="T1" style:family="text">
      <style:text-properties fo:font-size="13pt" style:font-size-asian="13pt" style:font-size-complex="13pt"/>
    </style:style>
    <style:style style:name="T2" style:family="text">
      <style:text-properties fo:font-size="13pt" fo:font-weight="bold" style:font-size-asian="13pt" style:font-weight-asian="bold" style:font-size-complex="13pt" style:font-weight-complex="bold"/>
    </style:style>
    <style:style style:name="T3" style:family="text">
      <style:text-properties fo:font-size="13pt" fo:font-style="italic" style:font-size-asian="11.3500003814697pt" style:language-asian="es" style:country-asian="ES" style:font-style-asian="italic" style:font-size-complex="13pt" style:language-complex="ar" style:country-complex="SA" style:font-style-complex="italic"/>
    </style:style>
    <style:style style:name="T4" style:family="text">
      <style:text-properties fo:font-size="13pt" fo:font-style="italic" officeooo:rsid="0018f3e3" style:font-size-asian="11.3500003814697pt" style:language-asian="es" style:country-asian="ES" style:font-style-asian="italic" style:font-size-complex="13pt" style:language-complex="ar" style:country-complex="SA" style:font-style-complex="italic"/>
    </style:style>
    <style:style style:name="T5" style:family="text">
      <style:text-properties fo:font-size="13pt" fo:font-style="italic" fo:font-weight="bold" style:font-size-asian="13pt" style:language-asian="es" style:country-asian="ES" style:font-style-asian="italic" style:font-weight-asian="bold" style:font-size-complex="13pt" style:language-complex="ar" style:country-complex="SA" style:font-style-complex="italic" style:font-weight-complex="bold"/>
    </style:style>
    <style:style style:name="T6" style:family="text">
      <style:text-properties fo:font-size="13pt" fo:font-style="italic" fo:font-weight="bold" officeooo:rsid="0018f3e3" style:font-size-asian="13pt" style:language-asian="es" style:country-asian="ES" style:font-style-asian="italic" style:font-weight-asian="bold" style:font-size-complex="13pt" style:language-complex="ar" style:country-complex="SA" style:font-style-complex="italic" style:font-weight-complex="bold"/>
    </style:style>
    <style:style style:name="T7" style:family="text">
      <style:text-properties fo:font-size="13pt" fo:font-style="italic" fo:font-weight="bold" officeooo:rsid="001ab10f" style:font-size-asian="13pt" style:language-asian="es" style:country-asian="ES" style:font-style-asian="italic" style:font-weight-asian="bold" style:font-size-complex="13pt" style:language-complex="ar" style:country-complex="SA" style:font-style-complex="italic" style:font-weight-complex="bold"/>
    </style:style>
    <style:style style:name="T8" style:family="text">
      <style:text-properties fo:font-size="16pt" fo:font-style="italic" style:font-size-asian="16pt" style:font-style-asian="italic" style:font-size-complex="16pt" style:font-style-complex="italic"/>
    </style:style>
    <style:style style:name="T9" style:family="text">
      <style:text-properties fo:font-size="16pt" style:font-size-asian="16pt" style:font-size-complex="16pt"/>
    </style:style>
    <style:style style:name="T10" style:family="text">
      <style:text-properties style:language-asian="es" style:country-asian="ES" style:language-complex="ar" style:country-complex="SA"/>
    </style:style>
    <style:style style:name="T11" style:family="text">
      <style:text-properties officeooo:rsid="001ab10f" style:language-asian="es" style:country-asian="ES" style:language-complex="ar" style:country-complex="SA"/>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style:font-size-asian="14pt" style:font-size-complex="14pt"/>
    </style:style>
    <style:style style:name="T14" style:family="text">
      <style:text-properties fo:font-style="italic" style:language-asian="es" style:country-asian="ES" style:font-style-asian="italic" style:language-complex="ar" style:country-complex="SA" style:font-style-complex="italic"/>
    </style:style>
    <style:style style:name="T15" style:family="text">
      <style:text-properties fo:font-style="italic" officeooo:rsid="0018f3e3" style:language-asian="es" style:country-asian="ES" style:font-style-asian="italic" style:language-complex="ar" style:country-complex="SA" style:font-style-complex="italic"/>
    </style:style>
    <style:style style:name="T16" style:family="text">
      <style:text-properties officeooo:rsid="001ab10f"/>
    </style:style>
    <style:style style:name="fr1" style:family="graphic" style:parent-style-name="OLE">
      <style:graphic-properties style:wrap="none" style:vertical-pos="from-top" style:vertical-rel="paragraph" style:horizontal-pos="from-left" style:horizontal-rel="paragraph" draw:ole-draw-aspect="1"/>
    </style:style>
    <style:style style:name="fr2" style:family="graphic" style:parent-style-name="OLE">
      <style:graphic-properties style:vertical-pos="top" style:vertical-rel="baseline" draw:ole-draw-aspect="1"/>
    </style:style>
    <style:style style:name="fr3" style:family="graphic" style:parent-style-name="OLE">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
      <text:p text:style-name="P1">Análisis de la Experiencia de Usuario y de Jugador</text:p>
      <text:p text:style-name="P2"/>
      <text:p text:style-name="P2"/>
      <text:p text:style-name="P2"/>
      <text:p text:style-name="P2"/>
      <text:p text:style-name="P2"/>
      <text:p text:style-name="P2"/>
      <text:p text:style-name="P2"/>
      <text:p text:style-name="P2"/>
      <text:p text:style-name="P2"/>
      <text:p text:style-name="P3">Andreu Rojas</text:p>
      <text:p text:style-name="P3">Carlos Cabreira</text:p>
      <text:p text:style-name="P3">Ferrán Martín</text:p>
      <text:p text:style-name="P3">Eric Solá</text:p>
      <text:p text:style-name="P3"/>
      <text:p text:style-name="P3"/>
      <text:p text:style-name="P3"/>
      <text:p text:style-name="P3"/>
      <text:p text:style-name="P3"/>
      <text:p text:style-name="P3"><text:soft-page-break/></text:p>
      <text:p text:style-name="P4">Descripción de la práctica</text:p>
      <text:p text:style-name="P4"/>
      <text:p text:style-name="P5">El objetivo de esta práctica consiste en la recopilación y análisis de datos, obtenidos a partir de las evaluaciones heurísticas que se han llevado a cabo por los grupos de la asignatura de Diseño de Interfaces, sobre dos juegos para móviles de categoría similar: DC Injustice, y Marvel: Contest of Champions.</text:p>
      <text:p text:style-name="P5"/>
      <text:p text:style-name="P5">Ambas evaluaciones se han llevado a cabo tras una sesión de playtesting de una hora para cada juego. Tras ello, cada testeador ha procedido a rellenar dos formularios de diferente índole: Gamer Experience Quesionaire (centrado en los aspectos concretos del videojuego) y User Experience Questionaire (centrado en la usabilidad de la app).</text:p>
      <text:p text:style-name="P5"/>
      <text:p text:style-name="P5">Los dos interrogantes principales que queremos solucionar son: ¿Cuál de los juegos es mejor? y ¿Cuál de los dos cuestionarios aplicados es más eficaz a la hora de evaluar un videojuego?</text:p>
      <text:p text:style-name="P8"/>
      <text:p text:style-name="P7"/>
      <text:p text:style-name="P7"/>
      <text:p text:style-name="P4">Comparación entre juegos</text:p>
      <text:p text:style-name="P4"/>
      <text:p text:style-name="Standard"><text:span text:style-name="Fuente_20_de_20_párrafo_20_predeter."><text:span text:style-name="T1"><text:s text:c="2"/>El método que hemos seguido ha sido realizar la media aritmética entre todas las notas obtenidas en cada pregunta de cada cuestionario, y comparar las de ambos juegos.</text:span></text:span></text:p>
      <text:p text:style-name="Standard"><text:span text:style-name="Fuente_20_de_20_párrafo_20_predeter."><text:span text:style-name="T1"><text:s text:c="3"/>Posteriormente, resaltamos en color verde la nota que resultaría victoriosa en cada comparación (en los aspectos negativos, seleccionamos la de menor valor). Comprobamos también que las preguntas redundantes contenían valores muy similares entre ellas, para asegurar la fiabilidad de la encuesta.</text:span></text:span></text:p>
      <text:p text:style-name="Standard"><text:span text:style-name="Fuente_20_de_20_párrafo_20_predeter."><text:span text:style-name="T1"><text:s text:c="2"/>Finalmente, decretamos qué juego es mejor en términos absolutos comprobando cuál de los dos tiene más notas positivas, primando las notas en los aspectos más importantes.</text:span></text:span></text:p>
      <text:p text:style-name="P7"/>
      <text:p text:style-name="P5">(Las tablas son un extracto de los cuestionarios. Adjuntamos también las dos hojas de cálculo con los análisis de las notas.)</text:p>
      <text:p text:style-name="P4"/>
      <text:p text:style-name="P5">La primera fila de notas pertenece a Marvel Contest of Champions. La segunda, a DC Injustice.</text:p>
      <text:p text:style-name="P4"/>
      <text:p text:style-name="P4"/>
      <text:p text:style-name="P4"/>
      <text:p text:style-name="P4"/>
      <text:p text:style-name="P4"/>
      <text:p text:style-name="P4"><text:soft-page-break/></text:p>
      <text:p text:style-name="Standard"><text:span text:style-name="Fuente_20_de_20_párrafo_20_predeter."><text:span text:style-name="T8">Usando el Game Experience Questionaire:</text:span></text:span></text:p>
      <text:p text:style-name="P5"/>
      <text:p text:style-name="P5"><text:s text:c="2"/>El Gamer Experience Questionaire se centra en el aspectos concretos del juego, y en la relación del jugador con ellos: su historia, su inmersión, la relación que establecen los usuarios en sus modos multijugador… Muestra una serie de situaciones y sentimientos ligados a cada de esos aspectos, con los que el encuestado debe decidir el grado en el que han sucedido durante su sesión.</text:p>
      <text:p text:style-name="P7"/>
      <text:p text:style-name="Standard"><text:span text:style-name="Fuente_20_de_20_párrafo_20_predeter."><text:span text:style-name="T9"><text:s text:c="2"/></text:span></text:span><text:span text:style-name="Fuente_20_de_20_párrafo_20_predeter."><text:span text:style-name="T1">Las conclusiones a las que hemos llegado tras analizar los resultados de este cuestionario han sido que Marvel: Constest of Champions resulta más satisfactorio, interesante e inmersivo que Injustice. Sin embargo, este último goza de un modo multijugador en el que los contendientes tienen una relación mucho más estrecha entre ellos que en el juego de Marvel (lo cual no carece de sentido: en Constest of Champions se juega contra bots de otros jugadores, no contra personas).</text:span></text:span></text:p>
      <text:p text:style-name="P5"/>
      <text:p text:style-name="P5"><text:s text:c="2"/>Los análisis que se muestran abajo son una representación de las medias aritméticas de todas las <text:span text:style-name="T16">respuestas a todas las preguntas</text:span> preguntas pertenecientes a cada apartado: Core Module, In <text:span text:style-name="T16">G</text:span>ame Module, <text:span text:style-name="T16">Social Presence Module y Post-Game Module.</text:span></text:p>
      <text:p text:style-name="P5"/>
      <text:p text:style-name="P5"/>
      <text:p text:style-name="P5"/>
      <text:p text:style-name="P9">Usando el User Experience Questionaire:</text:p>
      <text:p text:style-name="P7"/>
      <text:p text:style-name="P7"/>
      <text:p text:style-name="P5">El User Experience Questionaire analiza la aplicación en conjunto: su usabilidad, la satisfacción del usuario… No es un cuestionario centrado en videojuegos. Presenta, en cada pregunta, dos adjetivos opuestos, y el encuestado debe seleccionar a cuál de esos dos adjetivos el juego se acerca más.</text:p>
      <text:p text:style-name="P5"/>
      <text:p text:style-name="P5"><text:s/>En este cuestionario, Marvel: Contest of Champions ha salido victorioso en la inmensa mayoría de comparaciones. El cuestionario se centra en la satisfacción general del usuario, por lo que se tiene una perspectiva más adecuada de lo que se considera “mejor” en términos más amplios.</text:p>
      <text:p text:style-name="P5"/>
      <text:p text:style-name="P18"><text:s text:c="3"/>Los análisis que se muestran abajo <text:span text:style-name="T16">son una comparación entre las medias aritméticas de todas las respuestas a cada pregunta.</text:span></text:p>
      <text:p text:style-name="P6"/>
      <text:p text:style-name="P6"/>
      <text:p text:style-name="P4"/>
      <text:p text:style-name="P4"/>
      <text:p text:style-name="P4"/>
      <text:p text:style-name="P4"/>
      <text:p text:style-name="P4"/>
      <text:p text:style-name="P4"><text:soft-page-break/></text:p>
      <text:p text:style-name="P4"/>
      <text:p text:style-name="P4">Conclusiones</text:p>
      <text:p text:style-name="P4"/>
      <text:p text:style-name="Standard"><text:span text:style-name="Fuente_20_de_20_párrafo_20_predeter."><text:span text:style-name="T12">Comparación Game Experience Questionaire:</text:span></text:span></text:p>
      <text:p text:style-name="Standard"><draw:frame draw:style-name="fr1" draw:name="Gráfico 1" text:anchor-type="paragraph" svg:x="0.016cm" svg:y="0.579cm" svg:width="16.984cm" style:rel-width="scale" svg:height="7.094cm" style:rel-height="scale" draw:z-index="26"><draw:object xlink:href="./Object 1" xlink:type="simple" xlink:show="embed" xlink:actuate="onLoad"/><draw:image xlink:href="./ObjectReplacements/Object 1" xlink:type="simple" xlink:show="embed" xlink:actuate="onLoad"/></draw:frame><text:span text:style-name="Fuente_20_de_20_párrafo_20_predeter."><text:span text:style-name="T12"/></text:span></text:p>
      <text:p text:style-name="Standard"><text:span text:style-name="Fuente_20_de_20_párrafo_20_predeter."><text:span text:style-name="T12"/></text:span></text:p>
      <text:p text:style-name="P10"/>
      <text:p text:style-name="P15"><text:tab/><text:span text:style-name="T1">Azul: Marvel Contest of champions <text:s/><text:tab/><text:tab/>Naranja: DC Injustice<text:tab/></text:span></text:p>
      <text:p text:style-name="P10"/>
      <text:p text:style-name="P10"/>
      <text:p text:style-name="P10"/>
      <text:p text:style-name="P10"/>
      <text:p text:style-name="P11">Comparación User Experience Questionaire:</text:p>
      <text:p text:style-name="P11"/>
      <text:p text:style-name="P17">1: Marvel Contest of Champions <text:tab/><text:tab/> <text:tab/>2: DC Injustice</text:p>
      <text:p text:style-name="P17"/>
      <text:p text:style-name="P17"/>
      <text:p text:style-name="P17"/>
      <text:p text:style-name="P19">Pleasant</text:p>
      <text:p text:style-name="P10"/>
      <text:p text:style-name="Standard"><text:span text:style-name="Fuente_20_de_20_párrafo_20_predeter."><text:span text:style-name="T10"><draw:frame draw:style-name="fr2" draw:name="Gráfico 2" text:anchor-type="as-char" svg:width="17.029cm" style:rel-width="scale" svg:height="6.249cm" style:rel-height="scale" draw:z-index="0"><draw:object xlink:href="./Object 2" xlink:type="simple" xlink:show="embed" xlink:actuate="onLoad"/><draw:image xlink:href="./ObjectReplacements/Object 2" xlink:type="simple" xlink:show="embed" xlink:actuate="onLoad"/></draw:frame></text:span></text:span></text:p>
      <text:p text:style-name="P22"><text:span text:style-name="Fuente_20_de_20_párrafo_20_predeter."><text:span text:style-name="T6">Unpleasant</text:span></text:span></text:p>
      <text:p text:style-name="Standard"><text:soft-page-break/><text:span text:style-name="Fuente_20_de_20_párrafo_20_predeter."><text:span text:style-name="T10"/></text:span></text:p>
      <text:p text:style-name="Standard"><text:span text:style-name="Fuente_20_de_20_párrafo_20_predeter."><text:span text:style-name="T10"/></text:span></text:p>
      <text:p text:style-name="Standard"><text:span text:style-name="Fuente_20_de_20_párrafo_20_predeter."><text:span text:style-name="T10"/></text:span></text:p>
      <text:p text:style-name="P22"><text:span text:style-name="Fuente_20_de_20_párrafo_20_predeter."><text:span text:style-name="T6">Easy to understand</text:span></text:span></text:p>
      <text:p text:style-name="P22"><text:span text:style-name="Fuente_20_de_20_párrafo_20_predeter."><text:span text:style-name="T4"/></text:span></text:p>
      <text:p text:style-name="Standard"><text:span text:style-name="Fuente_20_de_20_párrafo_20_predeter."><text:span text:style-name="T10"><draw:frame draw:style-name="fr3" draw:name="Gráfico 3" text:anchor-type="as-char" svg:y="-1.808cm" svg:width="17.073cm" style:rel-width="scale" svg:height="7.108cm" style:rel-height="scale" draw:z-index="1"><draw:object xlink:href="./Object 3" xlink:type="simple" xlink:show="embed" xlink:actuate="onLoad"/><draw:image xlink:href="./ObjectReplacements/Object 3" xlink:type="simple" xlink:show="embed" xlink:actuate="onLoad"/></draw:frame></text:span></text:span></text:p>
      <text:p text:style-name="P22"><text:span text:style-name="Fuente_20_de_20_párrafo_20_predeter."><text:span text:style-name="T4"/></text:span></text:p>
      <text:p text:style-name="P22"><text:span text:style-name="Fuente_20_de_20_párrafo_20_predeter."><text:span text:style-name="T6">Uninteligible</text:span></text:span></text:p>
      <text:p text:style-name="Standard"><text:span text:style-name="Fuente_20_de_20_párrafo_20_predeter."><text:span text:style-name="T10"/></text:span></text:p>
      <text:p text:style-name="Standard"><text:span text:style-name="Fuente_20_de_20_párrafo_20_predeter."><text:span text:style-name="T10"/></text:span></text:p>
      <text:p text:style-name="P21"><text:span text:style-name="Fuente_20_de_20_párrafo_20_predeter."><text:span text:style-name="T3"/></text:span></text:p>
      <text:p text:style-name="P21"><text:span text:style-name="Fuente_20_de_20_párrafo_20_predeter."><text:span text:style-name="T3"/></text:span></text:p>
      <text:p text:style-name="P21"><text:span text:style-name="Fuente_20_de_20_párrafo_20_predeter."><text:span text:style-name="T3"/></text:span></text:p>
      <text:p text:style-name="P21"><text:span text:style-name="Fuente_20_de_20_párrafo_20_predeter."><text:span text:style-name="T3"/></text:span></text:p>
      <text:p text:style-name="P22"><text:span text:style-name="Fuente_20_de_20_párrafo_20_predeter."><text:span text:style-name="T6">Without imagination</text:span></text:span></text:p>
      <text:p text:style-name="Standard"><text:span text:style-name="Fuente_20_de_20_párrafo_20_predeter."><text:span text:style-name="T10"/></text:span></text:p>
      <text:p text:style-name="Standard"><text:span text:style-name="Fuente_20_de_20_párrafo_20_predeter."><text:span text:style-name="T10"><draw:frame draw:style-name="fr2" draw:name="Gráfico 4" text:anchor-type="as-char" svg:width="17.073cm" style:rel-width="scale" svg:height="7.131cm" style:rel-height="scale" draw:z-index="2"><draw:object xlink:href="./Object 4" xlink:type="simple" xlink:show="embed" xlink:actuate="onLoad"/><draw:image xlink:href="./ObjectReplacements/Object 4" xlink:type="simple" xlink:show="embed" xlink:actuate="onLoad"/></draw:frame></text:span></text:span></text:p>
      <text:p text:style-name="P21"><text:span text:style-name="Fuente_20_de_20_párrafo_20_predeter."><text:span text:style-name="T14"/></text:span></text:p>
      <text:p text:style-name="P22"><text:span text:style-name="Fuente_20_de_20_párrafo_20_predeter."><text:span text:style-name="T6">Creative</text:span></text:span></text:p>
      <text:p text:style-name="P22"><text:span text:style-name="Fuente_20_de_20_párrafo_20_predeter."><text:span text:style-name="T15"/></text:span></text:p>
      <text:p text:style-name="Standard"><text:span text:style-name="Fuente_20_de_20_párrafo_20_predeter."><text:span text:style-name="T10"/></text:span></text:p>
      <text:p text:style-name="Standard"><text:span text:style-name="Fuente_20_de_20_párrafo_20_predeter."><text:span text:style-name="T10"/></text:span></text:p>
      <text:p text:style-name="Standard"><text:span text:style-name="Fuente_20_de_20_párrafo_20_predeter."><text:span text:style-name="T10"/></text:span></text:p>
      <text:p text:style-name="Standard"><text:span text:style-name="Fuente_20_de_20_párrafo_20_predeter."><text:span text:style-name="T10"/></text:span></text:p>
      <text:p text:style-name="Standard"><text:soft-page-break/><text:span text:style-name="Fuente_20_de_20_párrafo_20_predeter."><text:span text:style-name="T10"/></text:span></text:p>
      <text:p text:style-name="Standard"><text:span text:style-name="Fuente_20_de_20_párrafo_20_predeter."><text:span text:style-name="T10"/></text:span></text:p>
      <text:p text:style-name="Standard"><text:span text:style-name="Fuente_20_de_20_párrafo_20_predeter."><text:span text:style-name="T10"/></text:span></text:p>
      <text:p text:style-name="P23"><text:span text:style-name="Fuente_20_de_20_párrafo_20_predeter."><text:span text:style-name="T7">Hard to learn</text:span></text:span></text:p>
      <text:p text:style-name="P23"><text:span text:style-name="Fuente_20_de_20_párrafo_20_predeter."><text:span text:style-name="T11"/></text:span></text:p>
      <text:p text:style-name="Standard"><text:span text:style-name="Fuente_20_de_20_párrafo_20_predeter."><text:span text:style-name="T10"><draw:frame draw:style-name="fr3" draw:name="Gráfico 5" text:anchor-type="as-char" svg:y="-3.059cm" svg:width="17.117cm" style:rel-width="scale" svg:height="6.646cm" style:rel-height="scale" draw:z-index="3"><draw:object xlink:href="./Object 5" xlink:type="simple" xlink:show="embed" xlink:actuate="onLoad"/><draw:image xlink:href="./ObjectReplacements/Object 5" xlink:type="simple" xlink:show="embed" xlink:actuate="onLoad"/></draw:frame></text:span></text:span></text:p>
      <text:p text:style-name="Standard"><text:span text:style-name="Fuente_20_de_20_párrafo_20_predeter."><text:span text:style-name="T10"/></text:span></text:p>
      <text:p text:style-name="P23"><text:span text:style-name="Fuente_20_de_20_párrafo_20_predeter."><text:span text:style-name="T7">Easy to learn</text:span></text:span></text:p>
      <text:p text:style-name="Standard"><text:span text:style-name="Fuente_20_de_20_párrafo_20_predeter."><text:span text:style-name="T10"/></text:span></text:p>
      <text:p text:style-name="Standard"><text:span text:style-name="Fuente_20_de_20_párrafo_20_predeter."><text:span text:style-name="T10"/></text:span></text:p>
      <text:p text:style-name="Standard"><text:span text:style-name="Fuente_20_de_20_párrafo_20_predeter."><text:span text:style-name="T10"/></text:span></text:p>
      <text:p text:style-name="Standard"><text:span text:style-name="Fuente_20_de_20_párrafo_20_predeter."><text:span text:style-name="T10"/></text:span></text:p>
      <text:p text:style-name="Standard"><text:span text:style-name="Fuente_20_de_20_párrafo_20_predeter."><text:span text:style-name="T10"/></text:span></text:p>
      <text:p text:style-name="Standard"><text:span text:style-name="Fuente_20_de_20_párrafo_20_predeter."><text:span text:style-name="T10"/></text:span></text:p>
      <text:p text:style-name="Standard"><text:span text:style-name="Fuente_20_de_20_párrafo_20_predeter."><text:span text:style-name="T10"/></text:span></text:p>
      <text:p text:style-name="P23"><text:span text:style-name="Fuente_20_de_20_párrafo_20_predeter."><text:span text:style-name="T7">Low Valuable</text:span></text:span></text:p>
      <text:p text:style-name="Standard"><text:span text:style-name="Fuente_20_de_20_párrafo_20_predeter."><text:span text:style-name="T10"/></text:span></text:p>
      <text:p text:style-name="Standard"><text:span text:style-name="Fuente_20_de_20_párrafo_20_predeter."><text:span text:style-name="T10"><draw:frame draw:style-name="fr2" draw:name="Gráfico 6" text:anchor-type="as-char" svg:width="17.134cm" style:rel-width="scale" svg:height="6.869cm" style:rel-height="scale" draw:z-index="4"><draw:object xlink:href="./Object 6" xlink:type="simple" xlink:show="embed" xlink:actuate="onLoad"/><draw:image xlink:href="./ObjectReplacements/Object 6" xlink:type="simple" xlink:show="embed" xlink:actuate="onLoad"/></draw:frame></text:span></text:span></text:p>
      <text:p text:style-name="Standard"><text:span text:style-name="Fuente_20_de_20_párrafo_20_predeter."><text:span text:style-name="T10"/></text:span></text:p>
      <text:p text:style-name="P23"><text:span text:style-name="Fuente_20_de_20_párrafo_20_predeter."><text:span text:style-name="T7">Valuable</text:span></text:span></text:p>
      <text:p text:style-name="P23"><text:span text:style-name="Fuente_20_de_20_párrafo_20_predeter."><text:span text:style-name="T11"/></text:span></text:p>
      <text:p text:style-name="P23"><text:span text:style-name="Fuente_20_de_20_párrafo_20_predeter."><text:span text:style-name="T11"/></text:span></text:p>
      <text:p text:style-name="P23"><text:span text:style-name="Fuente_20_de_20_párrafo_20_predeter."><text:span text:style-name="T11"/></text:span></text:p>
      <text:p text:style-name="P23"><text:span text:style-name="Fuente_20_de_20_párrafo_20_predeter."><text:span text:style-name="T11"/></text:span></text:p>
      <text:p text:style-name="P23"><text:span text:style-name="Fuente_20_de_20_párrafo_20_predeter."><text:span text:style-name="T11"/></text:span></text:p>
      <text:p text:style-name="P23"><text:span text:style-name="Fuente_20_de_20_párrafo_20_predeter."><text:span text:style-name="T11"/></text:span></text:p>
      <text:p text:style-name="P23"><text:soft-page-break/><text:span text:style-name="Fuente_20_de_20_párrafo_20_predeter."><text:span text:style-name="T11"/></text:span></text:p>
      <text:p text:style-name="P23"><text:span text:style-name="Fuente_20_de_20_párrafo_20_predeter."><text:span text:style-name="T7">Exciting</text:span></text:span></text:p>
      <text:p text:style-name="P23"><text:span text:style-name="Fuente_20_de_20_párrafo_20_predeter."><text:span text:style-name="T11"/></text:span></text:p>
      <text:p text:style-name="Standard"><text:span text:style-name="Fuente_20_de_20_párrafo_20_predeter."><text:span text:style-name="T10"><draw:frame draw:style-name="fr2" draw:name="Gráfico 7" text:anchor-type="as-char" svg:width="17.358cm" style:rel-width="scale" svg:height="5.674cm" style:rel-height="scale" draw:z-index="5"><draw:object xlink:href="./Object 7" xlink:type="simple" xlink:show="embed" xlink:actuate="onLoad"/><draw:image xlink:href="./ObjectReplacements/Object 7" xlink:type="simple" xlink:show="embed" xlink:actuate="onLoad"/></draw:frame></text:span></text:span></text:p>
      <text:p text:style-name="Standard"><text:span text:style-name="Fuente_20_de_20_párrafo_20_predeter."><text:span text:style-name="T10"/></text:span></text:p>
      <text:p text:style-name="P23"><text:span text:style-name="Fuente_20_de_20_párrafo_20_predeter."><text:span text:style-name="T7">Boring</text:span></text:span></text:p>
      <text:p text:style-name="P23"><text:span text:style-name="Fuente_20_de_20_párrafo_20_predeter."><text:span text:style-name="T11"/></text:span></text:p>
      <text:p text:style-name="P23"><text:span text:style-name="Fuente_20_de_20_párrafo_20_predeter."><text:span text:style-name="T11"/></text:span></text:p>
      <text:p text:style-name="P23"><text:span text:style-name="Fuente_20_de_20_párrafo_20_predeter."><text:span text:style-name="T11"/></text:span></text:p>
      <text:p text:style-name="P23"><text:span text:style-name="Fuente_20_de_20_párrafo_20_predeter."><text:span text:style-name="T11"/></text:span></text:p>
      <text:p text:style-name="P23"><text:span text:style-name="Fuente_20_de_20_párrafo_20_predeter."><text:span text:style-name="T11"/></text:span></text:p>
      <text:p text:style-name="P23"><text:span text:style-name="Fuente_20_de_20_párrafo_20_predeter."><text:span text:style-name="T11"/></text:span></text:p>
      <text:p text:style-name="Standard"><text:span text:style-name="Fuente_20_de_20_párrafo_20_predeter."><text:span text:style-name="T10"/></text:span></text:p>
      <text:p text:style-name="P23"><text:span text:style-name="Fuente_20_de_20_párrafo_20_predeter."><text:span text:style-name="T7">Interesting</text:span></text:span></text:p>
      <text:p text:style-name="P23"><text:span text:style-name="Fuente_20_de_20_párrafo_20_predeter."><text:span text:style-name="T11"/></text:span></text:p>
      <text:p text:style-name="Standard"><text:span text:style-name="Fuente_20_de_20_párrafo_20_predeter."><text:span text:style-name="T10"><draw:frame draw:style-name="fr2" draw:name="Gráfico 8" text:anchor-type="as-char" svg:width="17.381cm" style:rel-width="scale" svg:height="6.161cm" style:rel-height="scale" draw:z-index="6"><draw:object xlink:href="./Object 8" xlink:type="simple" xlink:show="embed" xlink:actuate="onLoad"/><draw:image xlink:href="./ObjectReplacements/Object 8" xlink:type="simple" xlink:show="embed" xlink:actuate="onLoad"/></draw:frame></text:span></text:span></text:p>
      <text:p text:style-name="Standard"><text:span text:style-name="Fuente_20_de_20_párrafo_20_predeter."><text:span text:style-name="T10"/></text:span></text:p>
      <text:p text:style-name="Standard"><text:span text:style-name="Fuente_20_de_20_párrafo_20_predeter."><text:span text:style-name="T10"/></text:span></text:p>
      <text:p text:style-name="P23"><text:span text:style-name="Fuente_20_de_20_párrafo_20_predeter."><text:span text:style-name="T7">Not interesting</text:span></text:span></text:p>
      <text:p text:style-name="Standard"><text:span text:style-name="Fuente_20_de_20_párrafo_20_predeter."><text:span text:style-name="T10"/></text:span></text:p>
      <text:p text:style-name="Standard"><text:span text:style-name="Fuente_20_de_20_párrafo_20_predeter."><text:span text:style-name="T10"/></text:span></text:p>
      <text:p text:style-name="Standard"><text:span text:style-name="Fuente_20_de_20_párrafo_20_predeter."><text:span text:style-name="T10"/></text:span></text:p>
      <text:p text:style-name="Standard"><text:span text:style-name="Fuente_20_de_20_párrafo_20_predeter."><text:span text:style-name="T10"/></text:span></text:p>
      <text:p text:style-name="Standard"><text:span text:style-name="Fuente_20_de_20_párrafo_20_predeter."><text:span text:style-name="T10"/></text:span></text:p>
      <text:p text:style-name="Standard"><text:span text:style-name="Fuente_20_de_20_párrafo_20_predeter."><text:span text:style-name="T10"/></text:span></text:p>
      <text:p text:style-name="Standard"><text:span text:style-name="Fuente_20_de_20_párrafo_20_predeter."><text:span text:style-name="T10"/></text:span></text:p>
      <text:p text:style-name="Standard"><text:span text:style-name="Fuente_20_de_20_párrafo_20_predeter."><text:span text:style-name="T10"/></text:span></text:p>
      <text:p text:style-name="Standard"><text:span text:style-name="Fuente_20_de_20_párrafo_20_predeter."><text:span text:style-name="T10"/></text:span></text:p>
      <text:p text:style-name="Standard"><text:span text:style-name="Fuente_20_de_20_párrafo_20_predeter."><text:span text:style-name="T10"/></text:span></text:p>
      <text:p text:style-name="Standard"><text:span text:style-name="Fuente_20_de_20_párrafo_20_predeter."><text:span text:style-name="T10"/></text:span></text:p>
      <text:p text:style-name="Standard"><text:soft-page-break/><text:span text:style-name="Fuente_20_de_20_párrafo_20_predeter."><text:span text:style-name="T10"/></text:span></text:p>
      <text:p text:style-name="Standard"><text:span text:style-name="Fuente_20_de_20_párrafo_20_predeter."><text:span text:style-name="T10"/></text:span></text:p>
      <text:p text:style-name="Standard"><text:span text:style-name="Fuente_20_de_20_párrafo_20_predeter."><text:span text:style-name="T10"/></text:span></text:p>
      <text:p text:style-name="P23"><text:span text:style-name="Fuente_20_de_20_párrafo_20_predeter."><text:span text:style-name="T7">Predictable</text:span></text:span></text:p>
      <text:p text:style-name="P23"><text:span text:style-name="Fuente_20_de_20_párrafo_20_predeter."><text:span text:style-name="T11"/></text:span></text:p>
      <text:p text:style-name="Standard"><text:span text:style-name="Fuente_20_de_20_párrafo_20_predeter."><text:span text:style-name="T10"><draw:frame draw:style-name="fr2" draw:name="Gráfico 9" text:anchor-type="as-char" svg:width="17.381cm" style:rel-width="scale" svg:height="6.913cm" style:rel-height="scale" draw:z-index="7"><draw:object xlink:href="./Object 9" xlink:type="simple" xlink:show="embed" xlink:actuate="onLoad"/><draw:image xlink:href="./ObjectReplacements/Object 9" xlink:type="simple" xlink:show="embed" xlink:actuate="onLoad"/></draw:frame></text:span></text:span></text:p>
      <text:p text:style-name="Standard"><text:span text:style-name="Fuente_20_de_20_párrafo_20_predeter."><text:span text:style-name="T10"/></text:span></text:p>
      <text:p text:style-name="P23"><text:span text:style-name="Fuente_20_de_20_párrafo_20_predeter."><text:span text:style-name="T7">Unpredictable</text:span></text:span></text:p>
      <text:p text:style-name="P23"><text:span text:style-name="Fuente_20_de_20_párrafo_20_predeter."><text:span text:style-name="T11"/></text:span></text:p>
      <text:p text:style-name="P23"><text:span text:style-name="Fuente_20_de_20_párrafo_20_predeter."><text:span text:style-name="T11"/></text:span></text:p>
      <text:p text:style-name="P23"><text:span text:style-name="Fuente_20_de_20_párrafo_20_predeter."><text:span text:style-name="T11"/></text:span></text:p>
      <text:p text:style-name="P23"><text:span text:style-name="Fuente_20_de_20_párrafo_20_predeter."><text:span text:style-name="T11"/></text:span></text:p>
      <text:p text:style-name="P23"><text:span text:style-name="Fuente_20_de_20_párrafo_20_predeter."><text:span text:style-name="T11"/></text:span></text:p>
      <text:p text:style-name="P23"><text:span text:style-name="Fuente_20_de_20_párrafo_20_predeter."><text:span text:style-name="T11"/></text:span></text:p>
      <text:p text:style-name="P23"><text:span text:style-name="Fuente_20_de_20_párrafo_20_predeter."><text:span text:style-name="T7">Slow</text:span></text:span></text:p>
      <text:p text:style-name="Standard"><text:span text:style-name="Fuente_20_de_20_párrafo_20_predeter."><text:span text:style-name="T10"/></text:span></text:p>
      <text:p text:style-name="Standard"><text:span text:style-name="Fuente_20_de_20_párrafo_20_predeter."><text:span text:style-name="T10"><draw:frame draw:style-name="fr2" draw:name="Gráfico 10" text:anchor-type="as-char" svg:width="17.134cm" style:rel-width="scale" svg:height="6.249cm" style:rel-height="scale" draw:z-index="8"><draw:object xlink:href="./Object 10" xlink:type="simple" xlink:show="embed" xlink:actuate="onLoad"/><draw:image xlink:href="./ObjectReplacements/Object 10" xlink:type="simple" xlink:show="embed" xlink:actuate="onLoad"/></draw:frame></text:span></text:span></text:p>
      <text:p text:style-name="Standard"><text:span text:style-name="Fuente_20_de_20_párrafo_20_predeter."><text:span text:style-name="T10"/></text:span></text:p>
      <text:p text:style-name="P23"><text:span text:style-name="Fuente_20_de_20_párrafo_20_predeter."><text:span text:style-name="T7">Fast</text:span></text:span></text:p>
      <text:p text:style-name="P23"><text:span text:style-name="Fuente_20_de_20_párrafo_20_predeter."><text:span text:style-name="T11"/></text:span></text:p>
      <text:p text:style-name="P23"><text:span text:style-name="Fuente_20_de_20_párrafo_20_predeter."><text:span text:style-name="T11"/></text:span></text:p>
      <text:p text:style-name="P23"><text:span text:style-name="Fuente_20_de_20_párrafo_20_predeter."><text:span text:style-name="T11"/></text:span></text:p>
      <text:p text:style-name="P23"><text:span text:style-name="Fuente_20_de_20_párrafo_20_predeter."><text:span text:style-name="T11"/></text:span></text:p>
      <text:p text:style-name="P23"><text:span text:style-name="Fuente_20_de_20_párrafo_20_predeter."><text:span text:style-name="T11"/></text:span></text:p>
      <text:p text:style-name="P23"><text:span text:style-name="Fuente_20_de_20_párrafo_20_predeter."><text:span text:style-name="T11"/></text:span></text:p>
      <text:p text:style-name="P23"><text:span text:style-name="Fuente_20_de_20_párrafo_20_predeter."><text:span text:style-name="T11"/></text:span></text:p>
      <text:p text:style-name="P23"><text:span text:style-name="Fuente_20_de_20_párrafo_20_predeter."><text:span text:style-name="T11"/></text:span></text:p>
      <text:p text:style-name="P23"><text:soft-page-break/><text:span text:style-name="Fuente_20_de_20_párrafo_20_predeter."><text:span text:style-name="T11"/></text:span></text:p>
      <text:p text:style-name="P23"><text:span text:style-name="Fuente_20_de_20_párrafo_20_predeter."><text:span text:style-name="T11"/></text:span></text:p>
      <text:p text:style-name="P23"><text:span text:style-name="Fuente_20_de_20_párrafo_20_predeter."><text:span text:style-name="T11"/></text:span></text:p>
      <text:p text:style-name="P23"><text:span text:style-name="Fuente_20_de_20_párrafo_20_predeter."><text:span text:style-name="T7">Common</text:span></text:span></text:p>
      <text:p text:style-name="P23"><text:span text:style-name="Fuente_20_de_20_párrafo_20_predeter."><text:span text:style-name="T11"/></text:span></text:p>
      <text:p text:style-name="Standard"><text:span text:style-name="Fuente_20_de_20_párrafo_20_predeter."><text:span text:style-name="T10"><draw:frame draw:style-name="fr2" draw:name="Gráfico 11" text:anchor-type="as-char" svg:width="17.05cm" style:rel-width="scale" svg:height="5.941cm" style:rel-height="scale" draw:z-index="9"><draw:object xlink:href="./Object 11" xlink:type="simple" xlink:show="embed" xlink:actuate="onLoad"/><draw:image xlink:href="./ObjectReplacements/Object 11" xlink:type="simple" xlink:show="embed" xlink:actuate="onLoad"/></draw:frame></text:span></text:span></text:p>
      <text:p text:style-name="Standard"><text:span text:style-name="Fuente_20_de_20_párrafo_20_predeter."><text:span text:style-name="T10"/></text:span></text:p>
      <text:p text:style-name="P21"><text:span text:style-name="Fuente_20_de_20_párrafo_20_predeter."><text:span text:style-name="T5">Original</text:span></text:span></text:p>
      <text:p text:style-name="P21"><text:span text:style-name="Fuente_20_de_20_párrafo_20_predeter."><text:span text:style-name="T10"/></text:span></text:p>
      <text:p text:style-name="P21"><text:span text:style-name="Fuente_20_de_20_párrafo_20_predeter."><text:span text:style-name="T10"/></text:span></text:p>
      <text:p text:style-name="P21"><text:span text:style-name="Fuente_20_de_20_párrafo_20_predeter."><text:span text:style-name="T10"/></text:span></text:p>
      <text:p text:style-name="P21"><text:span text:style-name="Fuente_20_de_20_párrafo_20_predeter."><text:span text:style-name="T10"/></text:span></text:p>
      <text:p text:style-name="P21"><text:span text:style-name="Fuente_20_de_20_párrafo_20_predeter."><text:span text:style-name="T10"/></text:span></text:p>
      <text:p text:style-name="P21"><text:span text:style-name="Fuente_20_de_20_párrafo_20_predeter."><text:span text:style-name="T10"/></text:span></text:p>
      <text:p text:style-name="P21"><text:span text:style-name="Fuente_20_de_20_párrafo_20_predeter."><text:span text:style-name="T10"/></text:span></text:p>
      <text:p text:style-name="P21"><text:span text:style-name="Fuente_20_de_20_párrafo_20_predeter."><text:span text:style-name="T10"/></text:span></text:p>
      <text:p text:style-name="P21"><text:span text:style-name="Fuente_20_de_20_párrafo_20_predeter."><text:span text:style-name="T5">Support Impulsive</text:span></text:span></text:p>
      <text:p text:style-name="P21"><text:span text:style-name="Fuente_20_de_20_párrafo_20_predeter."><text:span text:style-name="T10"/></text:span></text:p>
      <text:p text:style-name="Standard"><text:span text:style-name="Fuente_20_de_20_párrafo_20_predeter."><text:span text:style-name="T10"><draw:frame draw:style-name="fr2" draw:name="Gráfico 12" text:anchor-type="as-char" svg:width="17.05cm" style:rel-width="scale" svg:height="6.556cm" style:rel-height="scale" draw:z-index="10"><draw:object xlink:href="./Object 12" xlink:type="simple" xlink:show="embed" xlink:actuate="onLoad"/><draw:image xlink:href="./ObjectReplacements/Object 12" xlink:type="simple" xlink:show="embed" xlink:actuate="onLoad"/></draw:frame></text:span></text:span></text:p>
      <text:p text:style-name="Standard"><text:span text:style-name="Fuente_20_de_20_párrafo_20_predeter."><text:span text:style-name="T10"/></text:span></text:p>
      <text:p text:style-name="P21"><text:span text:style-name="Fuente_20_de_20_párrafo_20_predeter."><text:span text:style-name="T5">Obstructive</text:span></text:span></text:p>
      <text:p text:style-name="P21"><text:span text:style-name="Fuente_20_de_20_párrafo_20_predeter."><text:span text:style-name="T10"/></text:span></text:p>
      <text:p text:style-name="P21"><text:span text:style-name="Fuente_20_de_20_párrafo_20_predeter."><text:span text:style-name="T10"/></text:span></text:p>
      <text:p text:style-name="P21"><text:span text:style-name="Fuente_20_de_20_párrafo_20_predeter."><text:span text:style-name="T10"/></text:span></text:p>
      <text:p text:style-name="P21"><text:span text:style-name="Fuente_20_de_20_párrafo_20_predeter."><text:span text:style-name="T10"/></text:span></text:p>
      <text:p text:style-name="P21"><text:span text:style-name="Fuente_20_de_20_párrafo_20_predeter."><text:span text:style-name="T10"/></text:span></text:p>
      <text:p text:style-name="P21"><text:span text:style-name="Fuente_20_de_20_párrafo_20_predeter."><text:span text:style-name="T10"/></text:span></text:p>
      <text:p text:style-name="P21"><text:span text:style-name="Fuente_20_de_20_párrafo_20_predeter."><text:span text:style-name="T10"/></text:span></text:p>
      <text:p text:style-name="P21"><text:soft-page-break/><text:span text:style-name="Fuente_20_de_20_párrafo_20_predeter."><text:span text:style-name="T10"/></text:span></text:p>
      <text:p text:style-name="P21"><text:span text:style-name="Fuente_20_de_20_párrafo_20_predeter."><text:span text:style-name="T10"/></text:span></text:p>
      <text:p text:style-name="P21"><text:span text:style-name="Fuente_20_de_20_párrafo_20_predeter."><text:span text:style-name="T5">Bad</text:span></text:span></text:p>
      <text:p text:style-name="P21"><text:span text:style-name="Fuente_20_de_20_párrafo_20_predeter."><text:span text:style-name="T10"/></text:span></text:p>
      <text:p text:style-name="Standard"><text:span text:style-name="Fuente_20_de_20_párrafo_20_predeter."><text:span text:style-name="T10"><draw:frame draw:style-name="fr2" draw:name="Gráfico 13" text:anchor-type="as-char" svg:width="17.073cm" style:rel-width="scale" svg:height="6.228cm" style:rel-height="scale" draw:z-index="11"><draw:object xlink:href="./Object 13" xlink:type="simple" xlink:show="embed" xlink:actuate="onLoad"/><draw:image xlink:href="./ObjectReplacements/Object 13" xlink:type="simple" xlink:show="embed" xlink:actuate="onLoad"/></draw:frame></text:span></text:span></text:p>
      <text:p text:style-name="Standard"><text:span text:style-name="Fuente_20_de_20_párrafo_20_predeter."><text:span text:style-name="T10"/></text:span></text:p>
      <text:p text:style-name="P21"><text:span text:style-name="Fuente_20_de_20_párrafo_20_predeter."><text:span text:style-name="T5">Good</text:span></text:span></text:p>
      <text:p text:style-name="P21"><text:span text:style-name="Fuente_20_de_20_párrafo_20_predeter."><text:span text:style-name="T10"/></text:span></text:p>
      <text:p text:style-name="P21"><text:span text:style-name="Fuente_20_de_20_párrafo_20_predeter."><text:span text:style-name="T10"/></text:span></text:p>
      <text:p text:style-name="P21"><text:span text:style-name="Fuente_20_de_20_párrafo_20_predeter."><text:span text:style-name="T10"/></text:span></text:p>
      <text:p text:style-name="P21"><text:span text:style-name="Fuente_20_de_20_párrafo_20_predeter."><text:span text:style-name="T10"/></text:span></text:p>
      <text:p text:style-name="P21"><text:span text:style-name="Fuente_20_de_20_párrafo_20_predeter."><text:span text:style-name="T10"/></text:span></text:p>
      <text:p text:style-name="P21"><text:span text:style-name="Fuente_20_de_20_párrafo_20_predeter."><text:span text:style-name="T10"/></text:span></text:p>
      <text:p text:style-name="P21"><text:span text:style-name="Fuente_20_de_20_párrafo_20_predeter."><text:span text:style-name="T10"/></text:span></text:p>
      <text:p text:style-name="P21"><text:span text:style-name="Fuente_20_de_20_párrafo_20_predeter."><text:span text:style-name="T5">Easy</text:span></text:span></text:p>
      <text:p text:style-name="P21"><text:span text:style-name="Fuente_20_de_20_párrafo_20_predeter."><text:span text:style-name="T10"/></text:span></text:p>
      <text:p text:style-name="Standard"><text:span text:style-name="Fuente_20_de_20_párrafo_20_predeter."><text:span text:style-name="T10"><draw:frame draw:style-name="fr2" draw:name="Gráfico 14" text:anchor-type="as-char" svg:width="17.094cm" style:rel-width="scale" svg:height="6.493cm" style:rel-height="scale" draw:z-index="12"><draw:object xlink:href="./Object 14" xlink:type="simple" xlink:show="embed" xlink:actuate="onLoad"/><draw:image xlink:href="./ObjectReplacements/Object 14" xlink:type="simple" xlink:show="embed" xlink:actuate="onLoad"/></draw:frame></text:span></text:span></text:p>
      <text:p text:style-name="Standard"><text:span text:style-name="Fuente_20_de_20_párrafo_20_predeter."><text:span text:style-name="T10"/></text:span></text:p>
      <text:p text:style-name="P21"><text:span text:style-name="Fuente_20_de_20_párrafo_20_predeter."><text:span text:style-name="T5">Complicated</text:span></text:span></text:p>
      <text:p text:style-name="P21"><text:span text:style-name="Fuente_20_de_20_párrafo_20_predeter."><text:span text:style-name="T10"/></text:span></text:p>
      <text:p text:style-name="P21"><text:span text:style-name="Fuente_20_de_20_párrafo_20_predeter."><text:span text:style-name="T10"/></text:span></text:p>
      <text:p text:style-name="P21"><text:span text:style-name="Fuente_20_de_20_párrafo_20_predeter."><text:span text:style-name="T10"/></text:span></text:p>
      <text:p text:style-name="P21"><text:span text:style-name="Fuente_20_de_20_párrafo_20_predeter."><text:span text:style-name="T10"/></text:span></text:p>
      <text:p text:style-name="P21"><text:span text:style-name="Fuente_20_de_20_párrafo_20_predeter."><text:span text:style-name="T10"/></text:span></text:p>
      <text:p text:style-name="P21"><text:span text:style-name="Fuente_20_de_20_párrafo_20_predeter."><text:span text:style-name="T10"/></text:span></text:p>
      <text:p text:style-name="P21"><text:span text:style-name="Fuente_20_de_20_párrafo_20_predeter."><text:span text:style-name="T10"/></text:span></text:p>
      <text:p text:style-name="P21"><text:span text:style-name="Fuente_20_de_20_párrafo_20_predeter."><text:span text:style-name="T10"/></text:span></text:p>
      <text:p text:style-name="P21"><text:span text:style-name="Fuente_20_de_20_párrafo_20_predeter."><text:span text:style-name="T10"/></text:span></text:p>
      <text:p text:style-name="P21"><text:soft-page-break/><text:span text:style-name="Fuente_20_de_20_párrafo_20_predeter."><text:span text:style-name="T10"/></text:span></text:p>
      <text:p text:style-name="P21"><text:span text:style-name="Fuente_20_de_20_párrafo_20_predeter."><text:span text:style-name="T5">Attract</text:span></text:span></text:p>
      <text:p text:style-name="P21"><text:span text:style-name="Fuente_20_de_20_párrafo_20_predeter."><text:span text:style-name="T10"/></text:span></text:p>
      <text:p text:style-name="Standard"><text:span text:style-name="Fuente_20_de_20_párrafo_20_predeter."><text:span text:style-name="T10"><draw:frame draw:style-name="fr2" draw:name="Gráfico 15" text:anchor-type="as-char" svg:width="17.161cm" style:rel-width="scale" svg:height="6.382cm" style:rel-height="scale" draw:z-index="13"><draw:object xlink:href="./Object 15" xlink:type="simple" xlink:show="embed" xlink:actuate="onLoad"/><draw:image xlink:href="./ObjectReplacements/Object 15" xlink:type="simple" xlink:show="embed" xlink:actuate="onLoad"/></draw:frame></text:span></text:span></text:p>
      <text:p text:style-name="Standard"><text:span text:style-name="Fuente_20_de_20_párrafo_20_predeter."><text:span text:style-name="T10"/></text:span></text:p>
      <text:p text:style-name="P21"><text:span text:style-name="Fuente_20_de_20_párrafo_20_predeter."><text:span text:style-name="T5">Repel</text:span></text:span></text:p>
      <text:p text:style-name="P21"><text:span text:style-name="Fuente_20_de_20_párrafo_20_predeter."><text:span text:style-name="T10"/></text:span></text:p>
      <text:p text:style-name="P21"><text:span text:style-name="Fuente_20_de_20_párrafo_20_predeter."><text:span text:style-name="T10"/></text:span></text:p>
      <text:p text:style-name="P21"><text:span text:style-name="Fuente_20_de_20_párrafo_20_predeter."><text:span text:style-name="T10"/></text:span></text:p>
      <text:p text:style-name="P21"><text:span text:style-name="Fuente_20_de_20_párrafo_20_predeter."><text:span text:style-name="T10"/></text:span></text:p>
      <text:p text:style-name="Standard"><text:span text:style-name="Fuente_20_de_20_párrafo_20_predeter."><text:span text:style-name="T10"><draw:frame draw:style-name="fr2" draw:name="Gráfico 16" text:anchor-type="as-char" svg:width="17.161cm" style:rel-width="scale" svg:height="5.874cm" style:rel-height="scale" draw:z-index="14"><draw:object xlink:href="./Object 16" xlink:type="simple" xlink:show="embed" xlink:actuate="onLoad"/><draw:image xlink:href="./ObjectReplacements/Object 16" xlink:type="simple" xlink:show="embed" xlink:actuate="onLoad"/></draw:frame></text:span></text:span></text:p>
      <text:p text:style-name="Standard"><text:span text:style-name="Fuente_20_de_20_párrafo_20_predeter."><text:span text:style-name="T10"><draw:frame draw:style-name="fr2" draw:name="Gráfico 17" text:anchor-type="as-char" svg:width="17.182cm" style:rel-width="scale" svg:height="6.78cm" style:rel-height="scale" draw:z-index="15"><draw:object xlink:href="./Object 17" xlink:type="simple" xlink:show="embed" xlink:actuate="onLoad"/><draw:image xlink:href="./ObjectReplacements/Object 17" xlink:type="simple" xlink:show="embed" xlink:actuate="onLoad"/></draw:frame></text:span></text:span></text:p>
      <text:p text:style-name="Standard"><text:soft-page-break/><text:span text:style-name="Fuente_20_de_20_párrafo_20_predeter."><text:span text:style-name="T10"><draw:frame draw:style-name="fr2" draw:name="Gráfico 18" text:anchor-type="as-char" svg:width="17.226cm" style:rel-width="scale" svg:height="6.405cm" style:rel-height="scale" draw:z-index="16"><draw:object xlink:href="./Object 18" xlink:type="simple" xlink:show="embed" xlink:actuate="onLoad"/><draw:image xlink:href="./ObjectReplacements/Object 18" xlink:type="simple" xlink:show="embed" xlink:actuate="onLoad"/></draw:frame></text:span></text:span></text:p>
      <text:p text:style-name="Standard"><text:span text:style-name="Fuente_20_de_20_párrafo_20_predeter."><text:span text:style-name="T10"><draw:frame draw:style-name="fr2" draw:name="Gráfico 19" text:anchor-type="as-char" svg:width="17.205cm" style:rel-width="scale" svg:height="5.653cm" style:rel-height="scale" draw:z-index="17"><draw:object xlink:href="./Object 19" xlink:type="simple" xlink:show="embed" xlink:actuate="onLoad"/><draw:image xlink:href="./ObjectReplacements/Object 19" xlink:type="simple" xlink:show="embed" xlink:actuate="onLoad"/></draw:frame></text:span></text:span></text:p>
      <text:p text:style-name="Standard"><text:span text:style-name="Fuente_20_de_20_párrafo_20_predeter."><text:span text:style-name="T10"><draw:frame draw:style-name="fr2" draw:name="Gráfico 20" text:anchor-type="as-char" svg:width="17.226cm" style:rel-width="scale" svg:height="6.625cm" style:rel-height="scale" draw:z-index="18"><draw:object xlink:href="./Object 20" xlink:type="simple" xlink:show="embed" xlink:actuate="onLoad"/><draw:image xlink:href="./ObjectReplacements/Object 20" xlink:type="simple" xlink:show="embed" xlink:actuate="onLoad"/></draw:frame></text:span></text:span></text:p>
      <text:p text:style-name="Standard"><text:span text:style-name="Fuente_20_de_20_párrafo_20_predeter."><text:span text:style-name="T10"><draw:frame draw:style-name="fr2" draw:name="Gráfico 21" text:anchor-type="as-char" svg:width="17.249cm" style:rel-width="scale" svg:height="6.802cm" style:rel-height="scale" draw:z-index="19"><draw:object xlink:href="./Object 21" xlink:type="simple" xlink:show="embed" xlink:actuate="onLoad"/><draw:image xlink:href="./ObjectReplacements/Object 21" xlink:type="simple" xlink:show="embed" xlink:actuate="onLoad"/></draw:frame></text:span></text:span></text:p>
      <text:p text:style-name="Standard"><text:soft-page-break/><text:span text:style-name="Fuente_20_de_20_párrafo_20_predeter."><text:span text:style-name="T10"><draw:frame draw:style-name="fr2" draw:name="Gráfico 22" text:anchor-type="as-char" svg:width="17.249cm" style:rel-width="scale" svg:height="6.117cm" style:rel-height="scale" draw:z-index="20"><draw:object xlink:href="./Object 22" xlink:type="simple" xlink:show="embed" xlink:actuate="onLoad"/><draw:image xlink:href="./ObjectReplacements/Object 22" xlink:type="simple" xlink:show="embed" xlink:actuate="onLoad"/></draw:frame></text:span></text:span></text:p>
      <text:p text:style-name="Standard"><text:span text:style-name="Fuente_20_de_20_párrafo_20_predeter."><text:span text:style-name="T10"><draw:frame draw:style-name="fr2" draw:name="Gráfico 23" text:anchor-type="as-char" svg:width="17.249cm" style:rel-width="scale" svg:height="5.764cm" style:rel-height="scale" draw:z-index="21"><draw:object xlink:href="./Object 23" xlink:type="simple" xlink:show="embed" xlink:actuate="onLoad"/><draw:image xlink:href="./ObjectReplacements/Object 23" xlink:type="simple" xlink:show="embed" xlink:actuate="onLoad"/></draw:frame></text:span></text:span></text:p>
      <text:p text:style-name="Standard"><text:span text:style-name="Fuente_20_de_20_párrafo_20_predeter."><text:span text:style-name="T10"><draw:frame draw:style-name="fr2" draw:name="Gráfico 24" text:anchor-type="as-char" svg:width="17.293cm" style:rel-width="scale" svg:height="5.83cm" style:rel-height="scale" draw:z-index="22"><draw:object xlink:href="./Object 24" xlink:type="simple" xlink:show="embed" xlink:actuate="onLoad"/><draw:image xlink:href="./ObjectReplacements/Object 24" xlink:type="simple" xlink:show="embed" xlink:actuate="onLoad"/></draw:frame></text:span></text:span></text:p>
      <text:p text:style-name="Standard"><text:span text:style-name="Fuente_20_de_20_párrafo_20_predeter."><text:span text:style-name="T10"><draw:frame draw:style-name="fr2" draw:name="Gráfico 25" text:anchor-type="as-char" svg:width="17.316cm" style:rel-width="scale" svg:height="6.161cm" style:rel-height="scale" draw:z-index="23"><draw:object xlink:href="./Object 25" xlink:type="simple" xlink:show="embed" xlink:actuate="onLoad"/><draw:image xlink:href="./ObjectReplacements/Object 25" xlink:type="simple" xlink:show="embed" xlink:actuate="onLoad"/></draw:frame></text:span></text:span></text:p>
      <text:p text:style-name="Standard"><text:soft-page-break/><text:span text:style-name="Fuente_20_de_20_párrafo_20_predeter."><text:span text:style-name="T10"><draw:frame draw:style-name="fr2" draw:name="Gráfico 26" text:anchor-type="as-char" svg:width="17.337cm" style:rel-width="scale" svg:height="6.05cm" style:rel-height="scale" draw:z-index="24"><draw:object xlink:href="./Object 26" xlink:type="simple" xlink:show="embed" xlink:actuate="onLoad"/><draw:image xlink:href="./ObjectReplacements/Object 26" xlink:type="simple" xlink:show="embed" xlink:actuate="onLoad"/></draw:frame></text:span></text:span></text:p>
      <text:p text:style-name="P12"/>
      <text:p text:style-name="P12"/>
      <text:p text:style-name="P12"/>
      <text:p text:style-name="Standard"><text:span text:style-name="Fuente_20_de_20_párrafo_20_predeter."><text:span text:style-name="T10"><draw:frame draw:style-name="fr2" draw:name="Gráfico 27" text:anchor-type="as-char" svg:width="17.381cm" style:rel-width="scale" svg:height="6.205cm" style:rel-height="scale" draw:z-index="25"><draw:object xlink:href="./Object 27" xlink:type="simple" xlink:show="embed" xlink:actuate="onLoad"/><draw:image xlink:href="./ObjectReplacements/Object 27" xlink:type="simple" xlink:show="embed" xlink:actuate="onLoad"/></draw:frame></text:span></text:span></text:p>
      <text:p text:style-name="P12"/>
      <text:p text:style-name="P12"/>
      <text:p text:style-name="P12">¿Qué juego es mejor?</text:p>
      <text:p text:style-name="Standard"><text:span text:style-name="Fuente_20_de_20_párrafo_20_predeter."><text:span text:style-name="T13"><text:s text:c="2"/>Aunque DC Injustice gana en temas de multijugador, l</text:span></text:span><text:span text:style-name="Fuente_20_de_20_párrafo_20_predeter."><text:span text:style-name="T1">as notas favorecen (sobre todo, en el UEC) a Marvel: Contest of Champions.</text:span></text:span></text:p>
      <text:p text:style-name="P5"/>
      <text:p text:style-name="P5"><text:s/>En cuanto a la accesibilidad de la app, Marvel: Contest of Champions gana con diferencia a DC Injustice tanto en la estructuración de los elementos con los que el usuario puede interactuar como en la vinculación de dichos elementos con su funcionalidad y la agilidad con la que el usuario es capaz de llevar a cabo las tareas de interfaz.</text:p>
      <text:p text:style-name="P5"/>
      <text:p text:style-name="P5"><text:s/>Respecto a la autonomía y la sensación de control del usuario, Marvel: Contest of Champions ofrece una claridad en el input y un gameplay dinámico en el que el usuario siente que sus acciones repercuten en el desarrollo de las misiones. Aunque al principio peque de repetitivo y la ausencia de dificultad puede aborrecer al usuario, por el output de los cuestionarios, el usuario ve como sus acciones en combate repercuten más en Marvel: Contest of Champions que no en DC Injustice dado principalmente a la distinta variedad de mecánicas de combate.</text:p>
      <text:p text:style-name="P5"/>
      <text:p text:style-name="P5"><text:s/>Respecto al afán social del usuario, en ambos casos los cuestionarios han reflejado un sistema multijugador limitado con el que no sientes demasiada conexión con otros usuarios <text:soft-page-break/>y tanto sus acciones como las tuyas no provocan grandes cambios en cuanto a la evolución del juego.</text:p>
      <text:p text:style-name="P5"/>
      <text:p text:style-name="P5"><text:s/>Por otra parte, en cuanto a la evaluación del gameplay, en ambos cuestionarios podemos observar que Marvel: Contest of Champions cumple con mayor nota las necesidades del usuario.</text:p>
      <text:p text:style-name="P5">Como análisis general de los aspectos In-Game, de los cuestionarios podemos confirmar que Marvel: Contest of Champions ofrece un gameplay mas rápido e innovador que satisface las expectativas del usuario generando así una atracción al usuario para seguir cumpliendo los objetivos que la app ofrece. En el otro bando tendemos a DC Injustice que al no generar ni la comodidad ni la experiencia de juego que Marvel: Contest of Champions ofrece, en los resultados del UEQ recibe una nota muy inferior en cuanto a calidad e innovación de la app.</text:p>
      <text:p text:style-name="P5"/>
      <text:p text:style-name="P5"/>
      <text:p text:style-name="Standard"><text:span text:style-name="Fuente_20_de_20_párrafo_20_predeter."><text:span text:style-name="T1">Por lo tanto, decretamos, tras el análisis de los datos ofrecidos por ambos cuestionarios, que Marvel: Contest of Champions es mejor.</text:span></text:span></text:p>
      <text:p text:style-name="P7"/>
      <text:p text:style-name="P12">¿Cuál de los cuestionarios es más apropiado para la evaluación de un videojuego?</text:p>
      <text:p text:style-name="Standard"><text:span text:style-name="Fuente_20_de_20_párrafo_20_predeter."><text:span text:style-name="T9"><text:s text:c="2"/></text:span></text:span><text:span text:style-name="Fuente_20_de_20_párrafo_20_predeter."><text:span text:style-name="T1">Para decretar cuál de los dos cuestionarios es superior en el ámbito que nos ocupa, hemos debatido entre nosotros acerca de las aspectos en los que cada uno abarca.</text:span></text:span></text:p>
      <text:p text:style-name="P5"/>
      <text:p text:style-name="P5"><text:s/>El estilo de pregunta de ambos cuestionarios nos parece válido: todas las preguntas aceptan graduación, y no limitan al encuestado a elegir entre dos absolutos.</text:p>
      <text:p text:style-name="P5"/>
      <text:p text:style-name="Standard"><text:span text:style-name="Fuente_20_de_20_párrafo_20_predeter."><text:span text:style-name="T1"><text:s text:c="2"/>Hemos llegado a la conclusión de que el </text:span></text:span><text:span text:style-name="Fuente_20_de_20_párrafo_20_predeter."><text:span text:style-name="T2">User Experience Questionaire es mejor</text:span></text:span><text:span text:style-name="Fuente_20_de_20_párrafo_20_predeter."><text:span text:style-name="T1">, en este caso.</text:span></text:span></text:p>
      <text:p text:style-name="P5"/>
      <text:p text:style-name="P5"><text:s text:c="2"/>Contemplando los resultados en el Game Experience Questionaire, nos dimos cuenta de que sería difícil asegurar que juego es mejor que otro, ya que dichas preguntas se centran en regiones concretas del juego. En este caso, Marvel flojeaba en el juego multijugador, mientras que Injustice lo hacía en la campaña. Las conclusiones que se pueden sacar del GEQ son referidas a cómo de bien lo hace el juego en un campo u otro: quedaría por determinar cuáles de esos campos son importantes para la evaluación. Si todo el peso hubiera recaído en la faceta multijugador, seguramente hubiéramos elegido a Injustice como mejor juego.</text:p>
      <text:p text:style-name="P5"/>
      <text:p text:style-name="Standard"><text:span text:style-name="Fuente_20_de_20_párrafo_20_predeter."><text:span text:style-name="T1"><text:s/>El User Experience Questionaire se centra en la experiencia global, en si se ha disfrutado del juego o no. A pesar de que esto puede verse influenciado por los gustos y preferencias del encuestado (y que entre juegos de diferente género puede resultar ineficaz por ello), ante dos juegos con un grado de similitud alto (como es el caso de Marvel e Injustice), esa subjetividad se palia.</text:span></text:span></text:p>
      <text:p text:style-name="P5"/>
      <text:p text:style-name="Standard"><text:span text:style-name="Fuente_20_de_20_párrafo_20_predeter."><text:span text:style-name="T1"><text:s text:c="2"/>Aunque el UEQ no es específico para videojuegos, esa generalidad lo beneficia a la hora de usarlo para una comparación: las preguntas sobre los estados de ánimo del jugador resultan mucho más reveladoras acerca de la calidad global, que las preguntas sobre sistemas concretos del juego, sobre las cuales sería necesaria una posterior selección de las más importantes. Por eso mismo, hemos tenido más en cuenta los resultados del User Experience Questionaire a la hora de evaluar los juego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Normal_20__28_Web_29_" style:display-name="Normal (Web)" style:family="paragraph" style:parent-style-name="Normal">
      <style:paragraph-properties fo:margin-top="0.176cm" fo:margin-bottom="0.176cm" loext: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ar" style:country-complex="SA" fo:hyphenate="true"/>
    </style:style>
    <style:style style:name="Fuente_20_de_20_párrafo_20_predeter." style:display-name="Fuente de párrafo predeter."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1.2$Windows_x86 LibreOffice_project/31dd62db80d4e60af04904455ec9c9219178d620</meta:generator>
    <meta:creation-date>2016-12-22T10:47:00Z</meta:creation-date>
    <dc:date>2016-12-27T11:07:44.277000000</dc:date>
    <meta:editing-cycles>24</meta:editing-cycles>
    <meta:editing-duration>PT4H5M28S</meta:editing-duration>
    <meta:document-statistic meta:table-count="0" meta:image-count="0" meta:object-count="27" meta:page-count="15" meta:paragraph-count="97" meta:word-count="1344" meta:character-count="8376" meta:non-whitespace-character-count="7061"/>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style:font-size-asian="13.9996795654297pt" style:font-size-complex="13.9996795654297pt"/>
    </style:style>
    <style:style style:name="ch3" style:family="chart">
      <style:chart-properties chart:three-dimensional="true" chart:auto-position="true" chart:auto-size="true" chart:treat-empty-cells="leave-gap" chart:right-angled-axes="true"/>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text-properties fo:color="#595959" style:text-position="0% 100%" fo:font-family="Calibri" fo:font-size="9pt" style:font-size-asian="9pt" style:font-size-complex="9pt"/>
    </style:style>
    <style:style style:name="ch5" style:family="chart">
      <style:chart-properties style:rotation-angle="0"/>
      <style:text-properties fo:color="#595959" style:text-position="0% 100%" fo:font-family="Calibri" fo:font-size="10.0000801086426pt" style:font-size-asian="10.0000801086426pt" style:font-size-complex="10.0000801086426pt"/>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false" chart:link-data-style-to-source="false" chart:axis-position="start"/>
      <style:graphic-properties draw:stroke="none"/>
      <style:text-properties fo:color="#595959" style:text-position="0% 100%" fo:font-family="Calibri" fo:font-size="9pt" style:font-size-asian="9pt" style:font-size-complex="9pt"/>
    </style:style>
    <style:style style:name="ch7" style:family="chart">
      <style:chart-properties chart:auto-position="true" style:rotation-angle="90"/>
      <style:text-properties fo:color="#595959" style:text-position="0% 100%" fo:font-family="Calibri" fo:font-size="10.0000801086426pt" style:font-size-asian="10.0000801086426pt" style:font-size-complex="10.0000801086426pt"/>
    </style:style>
    <style:style style:name="ch8" style:family="chart">
      <style:graphic-properties svg:stroke-width="0.026cm" svg:stroke-color="#d9d9d9"/>
    </style:style>
    <style:style style:name="ch9" style:family="chart" style:data-style-name="N0">
      <style:chart-properties chart:display-label="true" chart:tick-marks-major-inner="false" chart:tick-marks-major-outer="false" chart:logarithmic="false" chart:reverse-direction="false" text:line-break="false" loext:try-staggering-first="false" chart:link-data-style-to-source="false" chart:visible="false" chart:axis-position="start"/>
      <style:graphic-properties draw:stroke="none"/>
      <style:text-properties fo:color="#595959" style:text-position="0% 100%" fo:font-family="Calibri" fo:font-size="9pt" style:font-size-asian="9pt" style:font-size-complex="9pt"/>
    </style:style>
    <style:style style:name="ch10" style:family="chart" style:data-style-name="N0">
      <style:chart-properties chart:link-data-style-to-source="true"/>
      <style:graphic-properties draw:stroke="none" draw:fill-color="#5b9bd5"/>
      <style:text-properties fo:font-size="10pt" style:font-size-asian="10pt" style:font-size-complex="10pt"/>
    </style:style>
    <style:style style:name="ch11" style:family="chart" style:data-style-name="N0">
      <style:chart-properties chart:link-data-style-to-source="true"/>
      <style:graphic-properties draw:stroke="none" draw:fill-color="#ed7d31"/>
      <style:text-properties fo:font-size="10pt" style:font-size-asian="10pt" style:font-size-complex="10pt"/>
    </style:style>
    <style:style style:name="ch12" style:family="chart">
      <style:graphic-properties draw:fill="none" draw:fill-color="#d9d9d9"/>
    </style:style>
  </office:automatic-styles>
  <office:body>
    <office:chart>
      <chart:chart svg:width="16.984cm" svg:height="7.094cm" xlink:href="." xlink:type="simple" chart:class="chart:bar" chart:style-name="ch1">
        <chart:title svg:x="6.568cm" svg:y="0.277cm" chart:style-name="ch2">
          <text:p>Comparación GEQ</text:p>
        </chart:title>
        <chart:plot-area chart:style-name="ch3" chart:data-source-has-labels="both" svg:x="1.425cm" svg:y="1.331cm" svg:width="15.22cm" svg:height="4.566cm" dr3d:transform="matrix (0.995644463827421 -0.0298087209776663 -0.0883376579012785 0.0368334288445055 0.996194774593609 0.0789890472910307 0.0856469507301013 -0.0818987864749144 0.99295376962101 0cm 0cm 0cm)" dr3d:vrp="(17634.6218373783 10271.4823817647 24594.8639082739)" dr3d:vpn="(0.416199821709347 0.173649045905254 0.892537795986984)" dr3d:vup="(-0.0733876362771618 0.984807599917971 -0.157379306090273)" dr3d:projection="perspective" dr3d:distance="4.2cm" dr3d:focal-length="8cm" dr3d:shadow-slant="0" dr3d:shade-mode="gouraud" dr3d:ambient-color="#666666" dr3d:lighting-mode="false">
          <chartooo:coordinate-region svg:x="2.386cm" svg:y="1.331cm" svg:width="13.787cm" svg:height="3.928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text">
            <chart:title svg:x="3.815cm" svg:y="6.066cm" chart:style-name="ch5">
              <text:p>Core Module		 In-Game 		Social Presence		Post-Game Module</text:p>
            </chart:title>
            <chart:categories table:cell-range-address="local-table.$A$2:.$A$5"/>
          </chart:axis>
          <chart:axis chart:dimension="y" chart:name="primary-y" chart:style-name="ch6">
            <chart:title svg:x="0.451cm" svg:y="4.04cm" chart:style-name="ch7">
              <text:p>Nota</text:p>
            </chart:title>
            <chart:grid chart:style-name="ch8" chart:class="major"/>
          </chart:axis>
          <chart:axis chart:dimension="z" chart:name="primary-z" chart:style-name="ch9"/>
          <chart:series chart:style-name="ch10" chart:values-cell-range-address="local-table.$B$2:.$B$5" chart:label-cell-address="local-table.$B$1" chart:class="chart:bar">
            <chart:data-point chart:repeated="4"/>
          </chart:series>
          <chart:series chart:style-name="ch11" chart:values-cell-range-address="local-table.$C$2:.$C$5" chart:label-cell-address="local-table.$C$1" chart:class="chart:bar">
            <chart:data-point chart:repeated="4"/>
          </chart:series>
          <chart:wall chart:style-name="ch12"/>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Series2</text:p>
              </table:table-cell>
            </table:table-row>
          </table:table-header-rows>
          <table:table-rows>
            <table:table-row>
              <table:table-cell office:value-type="string">
                <text:p>1</text:p>
              </table:table-cell>
              <table:table-cell office:value-type="float" office:value="2.58199030398323">
                <text:p>2.58199030398323</text:p>
              </table:table-cell>
              <table:table-cell office:value-type="float" office:value="2.54590536347518">
                <text:p>2.54590536347518</text:p>
              </table:table-cell>
            </table:table-row>
            <table:table-row>
              <table:table-cell office:value-type="string">
                <text:p>2</text:p>
              </table:table-cell>
              <table:table-cell office:value-type="float" office:value="2.39832285115304">
                <text:p>2.39832285115304</text:p>
              </table:table-cell>
              <table:table-cell office:value-type="float" office:value="2.42860309017224">
                <text:p>2.42860309017224</text:p>
              </table:table-cell>
            </table:table-row>
            <table:table-row>
              <table:table-cell office:value-type="string">
                <text:p>3</text:p>
              </table:table-cell>
              <table:table-cell office:value-type="float" office:value="1.96220249105932">
                <text:p>1.96220249105932</text:p>
              </table:table-cell>
              <table:table-cell office:value-type="float" office:value="1.94838173320515">
                <text:p>1.94838173320515</text:p>
              </table:table-cell>
            </table:table-row>
            <table:table-row>
              <table:table-cell office:value-type="string">
                <text:p>4</text:p>
              </table:table-cell>
              <table:table-cell office:value-type="float" office:value="2.10796645702306">
                <text:p>2.10796645702306</text:p>
              </table:table-cell>
              <table:table-cell office:value-type="float" office:value="2.21691176470588">
                <text:p>2.2169117647058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Windows_x86 LibreOffice_project/31dd62db80d4e60af04904455ec9c9219178d62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chart:auto-size="true" chart:treat-empty-cells="leave-gap"/>
      <style:graphic-properties draw:stroke="none" draw:fill="none"/>
    </style:style>
    <style:style style:name="ch3"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4" style:family="chart" style:data-style-name="N0">
      <style:chart-properties chart:display-label="true" chart:tick-marks-major-inner="false" chart:tick-marks-major-outer="false" chart:logarithmic="false" chart:gap-width="219" chart:overlap="-27" chart:reverse-direction="false" text:line-break="false" loext:try-staggering-first="false" chart:link-data-style-to-source="false" chart:axis-position="start"/>
      <style:graphic-properties draw:stroke="none"/>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0">
      <style:chart-properties chart:link-data-style-to-source="true"/>
      <style:graphic-properties draw:stroke="none" draw:fill-color="#5b9bd5"/>
      <style:text-properties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17.134cm" svg:height="6.249cm" xlink:href="." xlink:type="simple" chart:class="chart:bar" chart:style-name="ch1">
        <chart:plot-area chart:style-name="ch2" chart:data-source-has-labels="both" svg:x="0.342cm" svg:y="0.124cm" svg:width="16.45cm" svg:height="6.001cm">
          <chartooo:coordinate-region svg:x="0.831cm" svg:y="0.319cm" svg:width="15.961cm" svg:height="5.168cm"/>
          <chart:axis chart:dimension="x" chart:name="primary-x" chart:style-name="ch3" chartooo:axis-type="text">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Fast/Slow</text:p>
              </table:table-cell>
            </table:table-row>
          </table:table-header-rows>
          <table:table-rows>
            <table:table-row>
              <table:table-cell office:value-type="string">
                <text:p>1</text:p>
              </table:table-cell>
              <table:table-cell office:value-type="float" office:value="3.33898305084746">
                <text:p>3.33898305084746</text:p>
              </table:table-cell>
            </table:table-row>
            <table:table-row>
              <table:table-cell office:value-type="string">
                <text:p>2</text:p>
              </table:table-cell>
              <table:table-cell office:value-type="float" office:value="4.08">
                <text:p>4.08</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Windows_x86 LibreOffice_project/31dd62db80d4e60af04904455ec9c9219178d620</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chart:auto-size="true" chart:treat-empty-cells="leave-gap"/>
      <style:graphic-properties draw:stroke="none" draw:fill="none"/>
    </style:style>
    <style:style style:name="ch3"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4" style:family="chart" style:data-style-name="N0">
      <style:chart-properties chart:display-label="true" chart:tick-marks-major-inner="false" chart:tick-marks-major-outer="false" chart:logarithmic="false" chart:gap-width="219" chart:overlap="-27" chart:reverse-direction="false" text:line-break="false" loext:try-staggering-first="false" chart:link-data-style-to-source="false" chart:axis-position="start"/>
      <style:graphic-properties draw:stroke="none"/>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0">
      <style:chart-properties chart:link-data-style-to-source="true"/>
      <style:graphic-properties draw:stroke="none" draw:fill-color="#5b9bd5"/>
      <style:text-properties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17.049cm" svg:height="5.94cm" xlink:href="." xlink:type="simple" chart:class="chart:bar" chart:style-name="ch1">
        <chart:plot-area chart:style-name="ch2" chart:data-source-has-labels="both" svg:x="0.34cm" svg:y="0.118cm" svg:width="16.369cm" svg:height="5.704cm">
          <chartooo:coordinate-region svg:x="0.988cm" svg:y="0.314cm" svg:width="15.721cm" svg:height="4.87cm"/>
          <chart:axis chart:dimension="x" chart:name="primary-x" chart:style-name="ch3" chartooo:axis-type="text">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Original/Common</text:p>
              </table:table-cell>
            </table:table-row>
          </table:table-header-rows>
          <table:table-rows>
            <table:table-row>
              <table:table-cell office:value-type="string">
                <text:p>1</text:p>
              </table:table-cell>
              <table:table-cell office:value-type="float" office:value="5.03389830508475">
                <text:p>5.03389830508475</text:p>
              </table:table-cell>
            </table:table-row>
            <table:table-row>
              <table:table-cell office:value-type="string">
                <text:p>2</text:p>
              </table:table-cell>
              <table:table-cell office:value-type="float" office:value="5.1">
                <text:p>5.1</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Windows_x86 LibreOffice_project/31dd62db80d4e60af04904455ec9c9219178d620</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chart:auto-size="true" chart:treat-empty-cells="leave-gap"/>
      <style:graphic-properties draw:stroke="none" draw:fill="none"/>
    </style:style>
    <style:style style:name="ch3"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4" style:family="chart" style:data-style-name="N0">
      <style:chart-properties chart:display-label="true" chart:tick-marks-major-inner="false" chart:tick-marks-major-outer="false" chart:logarithmic="false" chart:gap-width="219" chart:overlap="-27" chart:reverse-direction="false" text:line-break="false" loext:try-staggering-first="false" chart:link-data-style-to-source="false" chart:axis-position="start"/>
      <style:graphic-properties draw:stroke="none"/>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0">
      <style:chart-properties chart:link-data-style-to-source="true"/>
      <style:graphic-properties draw:stroke="none" draw:fill-color="#5b9bd5"/>
      <style:text-properties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17.049cm" svg:height="6.556cm" xlink:href="." xlink:type="simple" chart:class="chart:bar" chart:style-name="ch1">
        <chart:plot-area chart:style-name="ch2" chart:data-source-has-labels="both" svg:x="0.34cm" svg:y="0.131cm" svg:width="16.369cm" svg:height="6.294cm">
          <chartooo:coordinate-region svg:x="0.829cm" svg:y="0.326cm" svg:width="15.88cm" svg:height="5.461cm"/>
          <chart:axis chart:dimension="x" chart:name="primary-x" chart:style-name="ch3" chartooo:axis-type="text">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Obstructive/Support Impulsive</text:p>
              </table:table-cell>
            </table:table-row>
          </table:table-header-rows>
          <table:table-rows>
            <table:table-row>
              <table:table-cell office:value-type="string">
                <text:p>1</text:p>
              </table:table-cell>
              <table:table-cell office:value-type="float" office:value="4.59322033898305">
                <text:p>4.59322033898305</text:p>
              </table:table-cell>
            </table:table-row>
            <table:table-row>
              <table:table-cell office:value-type="string">
                <text:p>2</text:p>
              </table:table-cell>
              <table:table-cell office:value-type="float" office:value="3.95918367346939">
                <text:p>3.95918367346939</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Windows_x86 LibreOffice_project/31dd62db80d4e60af04904455ec9c9219178d620</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chart:auto-size="true" chart:treat-empty-cells="leave-gap"/>
      <style:graphic-properties draw:stroke="none" draw:fill="none"/>
    </style:style>
    <style:style style:name="ch3"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4" style:family="chart" style:data-style-name="N0">
      <style:chart-properties chart:display-label="true" chart:tick-marks-major-inner="false" chart:tick-marks-major-outer="false" chart:logarithmic="false" chart:gap-width="219" chart:overlap="-27" chart:reverse-direction="false" text:line-break="false" loext:try-staggering-first="false" chart:link-data-style-to-source="false" chart:axis-position="start"/>
      <style:graphic-properties draw:stroke="none"/>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0">
      <style:chart-properties chart:link-data-style-to-source="true"/>
      <style:graphic-properties draw:stroke="none" draw:fill-color="#5b9bd5"/>
      <style:text-properties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17.072cm" svg:height="6.228cm" xlink:href="." xlink:type="simple" chart:class="chart:bar" chart:style-name="ch1">
        <chart:plot-area chart:style-name="ch2" chart:data-source-has-labels="both" svg:x="0.341cm" svg:y="0.124cm" svg:width="16.39cm" svg:height="5.98cm">
          <chartooo:coordinate-region svg:x="0.83cm" svg:y="0.319cm" svg:width="15.901cm" svg:height="5.147cm"/>
          <chart:axis chart:dimension="x" chart:name="primary-x" chart:style-name="ch3" chartooo:axis-type="text">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Good/Bad</text:p>
              </table:table-cell>
            </table:table-row>
          </table:table-header-rows>
          <table:table-rows>
            <table:table-row>
              <table:table-cell office:value-type="string">
                <text:p>1</text:p>
              </table:table-cell>
              <table:table-cell office:value-type="float" office:value="3.44067796610169">
                <text:p>3.44067796610169</text:p>
              </table:table-cell>
            </table:table-row>
            <table:table-row>
              <table:table-cell office:value-type="string">
                <text:p>2</text:p>
              </table:table-cell>
              <table:table-cell office:value-type="float" office:value="4.54">
                <text:p>4.54</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Windows_x86 LibreOffice_project/31dd62db80d4e60af04904455ec9c9219178d620</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chart:auto-size="true" chart:treat-empty-cells="leave-gap"/>
      <style:graphic-properties draw:stroke="none" draw:fill="none"/>
    </style:style>
    <style:style style:name="ch3"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4" style:family="chart" style:data-style-name="N0">
      <style:chart-properties chart:display-label="true" chart:tick-marks-major-inner="false" chart:tick-marks-major-outer="false" chart:logarithmic="false" chart:gap-width="219" chart:overlap="-27" chart:reverse-direction="false" text:line-break="false" loext:try-staggering-first="false" chart:link-data-style-to-source="false" chart:axis-position="start"/>
      <style:graphic-properties draw:stroke="none"/>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0">
      <style:chart-properties chart:link-data-style-to-source="true"/>
      <style:graphic-properties draw:stroke="none" draw:fill-color="#5b9bd5"/>
      <style:text-properties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17.093cm" svg:height="6.492cm" xlink:href="." xlink:type="simple" chart:class="chart:bar" chart:style-name="ch1">
        <chart:plot-area chart:style-name="ch2" chart:data-source-has-labels="both" svg:x="0.341cm" svg:y="0.129cm" svg:width="16.411cm" svg:height="6.234cm">
          <chartooo:coordinate-region svg:x="0.83cm" svg:y="0.324cm" svg:width="15.922cm" svg:height="5.401cm"/>
          <chart:axis chart:dimension="x" chart:name="primary-x" chart:style-name="ch3" chartooo:axis-type="text">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mplicated/Easy</text:p>
              </table:table-cell>
            </table:table-row>
          </table:table-header-rows>
          <table:table-rows>
            <table:table-row>
              <table:table-cell office:value-type="string">
                <text:p>1</text:p>
              </table:table-cell>
              <table:table-cell office:value-type="float" office:value="5.42372881355932">
                <text:p>5.42372881355932</text:p>
              </table:table-cell>
            </table:table-row>
            <table:table-row>
              <table:table-cell office:value-type="string">
                <text:p>2</text:p>
              </table:table-cell>
              <table:table-cell office:value-type="float" office:value="4.72">
                <text:p>4.72</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Windows_x86 LibreOffice_project/31dd62db80d4e60af04904455ec9c9219178d620</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chart:auto-size="true" chart:treat-empty-cells="leave-gap"/>
      <style:graphic-properties draw:stroke="none" draw:fill="none"/>
    </style:style>
    <style:style style:name="ch3"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4" style:family="chart" style:data-style-name="N0">
      <style:chart-properties chart:display-label="true" chart:tick-marks-major-inner="false" chart:tick-marks-major-outer="false" chart:logarithmic="false" chart:gap-width="219" chart:overlap="-27" chart:reverse-direction="false" text:line-break="false" loext:try-staggering-first="false" chart:link-data-style-to-source="false" chart:axis-position="start"/>
      <style:graphic-properties draw:stroke="none"/>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0">
      <style:chart-properties chart:link-data-style-to-source="true"/>
      <style:graphic-properties draw:stroke="none" draw:fill-color="#5b9bd5"/>
      <style:text-properties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17.16cm" svg:height="6.381cm" xlink:href="." xlink:type="simple" chart:class="chart:bar" chart:style-name="ch1">
        <chart:plot-area chart:style-name="ch2" chart:data-source-has-labels="both" svg:x="0.343cm" svg:y="0.127cm" svg:width="16.474cm" svg:height="6.127cm">
          <chartooo:coordinate-region svg:x="0.832cm" svg:y="0.322cm" svg:width="15.985cm" svg:height="5.294cm"/>
          <chart:axis chart:dimension="x" chart:name="primary-x" chart:style-name="ch3" chartooo:axis-type="text">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Repel/Attract</text:p>
              </table:table-cell>
            </table:table-row>
          </table:table-header-rows>
          <table:table-rows>
            <table:table-row>
              <table:table-cell office:value-type="string">
                <text:p>1</text:p>
              </table:table-cell>
              <table:table-cell office:value-type="float" office:value="4.28813559322034">
                <text:p>4.28813559322034</text:p>
              </table:table-cell>
            </table:table-row>
            <table:table-row>
              <table:table-cell office:value-type="string">
                <text:p>2</text:p>
              </table:table-cell>
              <table:table-cell office:value-type="float" office:value="3.52">
                <text:p>3.52</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Windows_x86 LibreOffice_project/31dd62db80d4e60af04904455ec9c9219178d620</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style:font-size-asian="13.9996795654297pt" style:font-size-complex="13.9996795654297pt"/>
    </style:style>
    <style:style style:name="ch3" style:family="chart">
      <style:chart-properties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gap-width="219" chart:overlap="-27" chart:reverse-direction="false" text:line-break="false" loext:try-staggering-first="false" chart:link-data-style-to-source="false" chart:axis-position="start"/>
      <style:graphic-properties draw:stroke="none"/>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link-data-style-to-source="true"/>
      <style:graphic-properties draw:stroke="none" draw:fill-color="#5b9bd5"/>
      <style:text-properties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7.16cm" svg:height="5.873cm" xlink:href="." xlink:type="simple" chart:class="chart:bar" chart:style-name="ch1">
        <chart:title svg:x="6.603cm" svg:y="0.253cm" chart:style-name="ch2">
          <text:p>Conventional/New</text:p>
        </chart:title>
        <chart:plot-area chart:style-name="ch3" chart:data-source-has-labels="both" svg:x="0.343cm" svg:y="1.283cm" svg:width="16.474cm" svg:height="4.473cm">
          <chartooo:coordinate-region svg:x="0.832cm" svg:y="1.478cm" svg:width="15.985cm" svg:height="3.64cm"/>
          <chart:axis chart:dimension="x" chart:name="primary-x" chart:style-name="ch4" chartooo:axis-type="text">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nventional/New</text:p>
              </table:table-cell>
            </table:table-row>
          </table:table-header-rows>
          <table:table-rows>
            <table:table-row>
              <table:table-cell office:value-type="string">
                <text:p>1</text:p>
              </table:table-cell>
              <table:table-cell office:value-type="float" office:value="3.27118644067797">
                <text:p>3.27118644067797</text:p>
              </table:table-cell>
            </table:table-row>
            <table:table-row>
              <table:table-cell office:value-type="string">
                <text:p>2</text:p>
              </table:table-cell>
              <table:table-cell office:value-type="float" office:value="2.82">
                <text:p>2.82</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Windows_x86 LibreOffice_project/31dd62db80d4e60af04904455ec9c9219178d620</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style:font-size-asian="13.9996795654297pt" style:font-size-complex="13.9996795654297pt"/>
    </style:style>
    <style:style style:name="ch3" style:family="chart">
      <style:chart-properties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gap-width="219" chart:overlap="-27" chart:reverse-direction="false" text:line-break="false" loext:try-staggering-first="false" chart:link-data-style-to-source="false" chart:axis-position="start"/>
      <style:graphic-properties draw:stroke="none"/>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link-data-style-to-source="true"/>
      <style:graphic-properties draw:stroke="none" draw:fill-color="#5b9bd5"/>
      <style:text-properties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7.181cm" svg:height="6.78cm" xlink:href="." xlink:type="simple" chart:class="chart:bar" chart:style-name="ch1">
        <chart:title svg:x="5.617cm" svg:y="0.271cm" chart:style-name="ch2">
          <text:p>Uncomfortable/Comfortable</text:p>
        </chart:title>
        <chart:plot-area chart:style-name="ch3" chart:data-source-has-labels="both" svg:x="0.343cm" svg:y="1.319cm" svg:width="16.495cm" svg:height="5.326cm">
          <chartooo:coordinate-region svg:x="0.832cm" svg:y="1.514cm" svg:width="16.006cm" svg:height="4.493cm"/>
          <chart:axis chart:dimension="x" chart:name="primary-x" chart:style-name="ch4" chartooo:axis-type="text">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Uncomfortable/Comfortable</text:p>
              </table:table-cell>
            </table:table-row>
          </table:table-header-rows>
          <table:table-rows>
            <table:table-row>
              <table:table-cell office:value-type="string">
                <text:p>1</text:p>
              </table:table-cell>
              <table:table-cell office:value-type="float" office:value="4.69491525423729">
                <text:p>4.69491525423729</text:p>
              </table:table-cell>
            </table:table-row>
            <table:table-row>
              <table:table-cell office:value-type="string">
                <text:p>2</text:p>
              </table:table-cell>
              <table:table-cell office:value-type="float" office:value="3.74">
                <text:p>3.74</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Windows_x86 LibreOffice_project/31dd62db80d4e60af04904455ec9c9219178d620</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style:font-size-asian="13.9996795654297pt" style:font-size-complex="13.9996795654297pt"/>
    </style:style>
    <style:style style:name="ch3" style:family="chart">
      <style:chart-properties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gap-width="219" chart:overlap="-27" chart:reverse-direction="false" text:line-break="false" loext:try-staggering-first="false" chart:link-data-style-to-source="false" chart:axis-position="start"/>
      <style:graphic-properties draw:stroke="none"/>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link-data-style-to-source="true"/>
      <style:graphic-properties draw:stroke="none" draw:fill-color="#5b9bd5"/>
      <style:text-properties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7.225cm" svg:height="6.404cm" xlink:href="." xlink:type="simple" chart:class="chart:bar" chart:style-name="ch1">
        <chart:title svg:x="7.288cm" svg:y="0.264cm" chart:style-name="ch2">
          <text:p>Safe/Unsafe</text:p>
        </chart:title>
        <chart:plot-area chart:style-name="ch3" chart:data-source-has-labels="both" svg:x="0.344cm" svg:y="1.305cm" svg:width="16.537cm" svg:height="4.971cm">
          <chartooo:coordinate-region svg:x="0.833cm" svg:y="1.5cm" svg:width="16.048cm" svg:height="4.138cm"/>
          <chart:axis chart:dimension="x" chart:name="primary-x" chart:style-name="ch4" chartooo:axis-type="text">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afe/Unsafe</text:p>
              </table:table-cell>
            </table:table-row>
          </table:table-header-rows>
          <table:table-rows>
            <table:table-row>
              <table:table-cell office:value-type="string">
                <text:p>1</text:p>
              </table:table-cell>
              <table:table-cell office:value-type="float" office:value="2.80357142857143">
                <text:p>2.80357142857143</text:p>
              </table:table-cell>
            </table:table-row>
            <table:table-row>
              <table:table-cell office:value-type="string">
                <text:p>2</text:p>
              </table:table-cell>
              <table:table-cell office:value-type="float" office:value="3.44">
                <text:p>3.44</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Windows_x86 LibreOffice_project/31dd62db80d4e60af04904455ec9c9219178d620</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style:font-size-asian="13.9996795654297pt" style:font-size-complex="13.9996795654297pt"/>
    </style:style>
    <style:style style:name="ch3" style:family="chart">
      <style:chart-properties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gap-width="219" chart:overlap="-27" chart:reverse-direction="false" text:line-break="false" loext:try-staggering-first="false" chart:link-data-style-to-source="false" chart:axis-position="start"/>
      <style:graphic-properties draw:stroke="none"/>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link-data-style-to-source="true"/>
      <style:graphic-properties draw:stroke="none" draw:fill-color="#5b9bd5"/>
      <style:text-properties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7.204cm" svg:height="5.653cm" xlink:href="." xlink:type="simple" chart:class="chart:bar" chart:style-name="ch1">
        <chart:title svg:x="5.964cm" svg:y="0.249cm" chart:style-name="ch2">
          <text:p>Activating/Sleep Inducing</text:p>
        </chart:title>
        <chart:plot-area chart:style-name="ch3" chart:data-source-has-labels="both" svg:x="0.344cm" svg:y="1.275cm" svg:width="16.516cm" svg:height="4.265cm">
          <chartooo:coordinate-region svg:x="0.604cm" svg:y="1.47cm" svg:width="16.256cm" svg:height="3.432cm"/>
          <chart:axis chart:dimension="x" chart:name="primary-x" chart:style-name="ch4" chartooo:axis-type="text">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Activating/Sleep Inducing</text:p>
              </table:table-cell>
            </table:table-row>
          </table:table-header-rows>
          <table:table-rows>
            <table:table-row>
              <table:table-cell office:value-type="string">
                <text:p>1</text:p>
              </table:table-cell>
              <table:table-cell office:value-type="float" office:value="3.6271186440678">
                <text:p>3.6271186440678</text:p>
              </table:table-cell>
            </table:table-row>
            <table:table-row>
              <table:table-cell office:value-type="string">
                <text:p>2</text:p>
              </table:table-cell>
              <table:table-cell office:value-type="float" office:value="4.4">
                <text:p>4.4</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Windows_x86 LibreOffice_project/31dd62db80d4e60af04904455ec9c9219178d620</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chart:auto-size="true" chart:treat-empty-cells="leave-gap"/>
      <style:graphic-properties draw:stroke="none" draw:fill="none"/>
    </style:style>
    <style:style style:name="ch3"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4" style:family="chart" style:data-style-name="N0">
      <style:chart-properties chart:display-label="true" chart:tick-marks-major-inner="false" chart:tick-marks-major-outer="false" chart:logarithmic="false" chart:gap-width="219" chart:overlap="-27" chart:reverse-direction="false" text:line-break="false" loext:try-staggering-first="false" chart:link-data-style-to-source="false" chart:axis-position="start"/>
      <style:graphic-properties draw:stroke="none"/>
      <style:text-properties fo:color="#595959" style:text-position="0% 100%" fo:font-family="Calibri" fo:font-size="9pt" style:font-size-asian="9pt" style:font-size-complex="9pt"/>
    </style:style>
    <style:style style:name="ch5" style:family="chart">
      <style:chart-properties chart:auto-position="true" style:rotation-angle="90"/>
      <style:text-properties fo:color="#595959" style:text-position="0% 100%" fo:font-family="Calibri" fo:font-size="10.0000801086426pt" style:font-size-asian="10.0000801086426pt" style:font-size-complex="10.0000801086426pt"/>
    </style:style>
    <style:style style:name="ch6" style:family="chart">
      <style:graphic-properties svg:stroke-width="0.026cm" svg:stroke-color="#d9d9d9"/>
    </style:style>
    <style:style style:name="ch7" style:family="chart" style:data-style-name="N0">
      <style:chart-properties chart:link-data-style-to-source="true"/>
      <style:graphic-properties draw:stroke="none" draw:fill-color="#5b9bd5"/>
      <style:text-properties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7.028cm" svg:height="6.249cm" xlink:href="." xlink:type="simple" chart:class="chart:bar" chart:style-name="ch1">
        <chart:plot-area chart:style-name="ch2" chart:data-source-has-labels="both" svg:x="1.426cm" svg:y="0.124cm" svg:width="15.262cm" svg:height="6.001cm">
          <chartooo:coordinate-region svg:x="1.915cm" svg:y="0.32cm" svg:width="14.773cm" svg:height="5.167cm"/>
          <chart:axis chart:dimension="x" chart:name="primary-x" chart:style-name="ch3" chartooo:axis-type="text">
            <chart:categories table:cell-range-address="local-table.$A$2:.$A$3"/>
          </chart:axis>
          <chart:axis chart:dimension="y" chart:name="primary-y" chart:style-name="ch4">
            <chart:title svg:x="0.451cm" svg:y="3.55cm" chart:style-name="ch5">
              <text:p>Nota</text:p>
            </chart:title>
            <chart:grid chart:style-name="ch6" chart:class="major"/>
          </chart:axis>
          <chart:series chart:style-name="ch7" chart:values-cell-range-address="local-table.$B$2:.$B$3" chart:label-cell-address="local-table.$B$1" chart:class="chart:bar">
            <chart:data-point chart:repeated="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Unpleasant/Pleasant</text:p>
              </table:table-cell>
            </table:table-row>
          </table:table-header-rows>
          <table:table-rows>
            <table:table-row>
              <table:table-cell office:value-type="string">
                <text:p>1</text:p>
              </table:table-cell>
              <table:table-cell office:value-type="float" office:value="4.52542372881356">
                <text:p>4.52542372881356</text:p>
              </table:table-cell>
            </table:table-row>
            <table:table-row>
              <table:table-cell office:value-type="string">
                <text:p>2</text:p>
              </table:table-cell>
              <table:table-cell office:value-type="float" office:value="4.06">
                <text:p>4.0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Windows_x86 LibreOffice_project/31dd62db80d4e60af04904455ec9c9219178d62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style:font-size-asian="13.9996795654297pt" style:font-size-complex="13.9996795654297pt"/>
    </style:style>
    <style:style style:name="ch3" style:family="chart">
      <style:chart-properties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gap-width="219" chart:overlap="-27" chart:reverse-direction="false" text:line-break="false" loext:try-staggering-first="false" chart:link-data-style-to-source="false" chart:axis-position="start"/>
      <style:graphic-properties draw:stroke="none"/>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link-data-style-to-source="true"/>
      <style:graphic-properties draw:stroke="none" draw:fill-color="#5b9bd5"/>
      <style:text-properties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7.225cm" svg:height="6.624cm" xlink:href="." xlink:type="simple" chart:class="chart:bar" chart:style-name="ch1">
        <chart:title svg:x="5.683cm" svg:y="0.268cm" chart:style-name="ch2">
          <text:p>Fulfills expectations/Doesn’t</text:p>
        </chart:title>
        <chart:plot-area chart:style-name="ch3" chart:data-source-has-labels="both" svg:x="0.344cm" svg:y="1.313cm" svg:width="16.537cm" svg:height="5.179cm">
          <chartooo:coordinate-region svg:x="0.833cm" svg:y="1.508cm" svg:width="16.048cm" svg:height="4.346cm"/>
          <chart:axis chart:dimension="x" chart:name="primary-x" chart:style-name="ch4" chartooo:axis-type="text">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Fulfills expectations/Doesn’t</text:p>
              </table:table-cell>
            </table:table-row>
          </table:table-header-rows>
          <table:table-rows>
            <table:table-row>
              <table:table-cell office:value-type="string">
                <text:p>1</text:p>
              </table:table-cell>
              <table:table-cell office:value-type="float" office:value="3.66101694915254">
                <text:p>3.66101694915254</text:p>
              </table:table-cell>
            </table:table-row>
            <table:table-row>
              <table:table-cell office:value-type="string">
                <text:p>2</text:p>
              </table:table-cell>
              <table:table-cell office:value-type="float" office:value="4.14285714285714">
                <text:p>4.14285714285714</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Windows_x86 LibreOffice_project/31dd62db80d4e60af04904455ec9c9219178d620</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style:font-size-asian="13.9996795654297pt" style:font-size-complex="13.9996795654297pt"/>
    </style:style>
    <style:style style:name="ch3" style:family="chart">
      <style:chart-properties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gap-width="219" chart:overlap="-27" chart:reverse-direction="false" text:line-break="false" loext:try-staggering-first="false" chart:link-data-style-to-source="false" chart:axis-position="start"/>
      <style:graphic-properties draw:stroke="none"/>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link-data-style-to-source="true"/>
      <style:graphic-properties draw:stroke="none" draw:fill-color="#5b9bd5"/>
      <style:text-properties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7.248cm" svg:height="6.801cm" xlink:href="." xlink:type="simple" chart:class="chart:bar" chart:style-name="ch1">
        <chart:title svg:x="6.489cm" svg:y="0.272cm" chart:style-name="ch2">
          <text:p>Unefficient/Efficient</text:p>
        </chart:title>
        <chart:plot-area chart:style-name="ch3" chart:data-source-has-labels="both" svg:x="0.344cm" svg:y="1.321cm" svg:width="16.56cm" svg:height="5.344cm">
          <chartooo:coordinate-region svg:x="0.833cm" svg:y="1.516cm" svg:width="16.071cm" svg:height="4.511cm"/>
          <chart:axis chart:dimension="x" chart:name="primary-x" chart:style-name="ch4" chartooo:axis-type="text">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Unefficient/Efficient</text:p>
              </table:table-cell>
            </table:table-row>
          </table:table-header-rows>
          <table:table-rows>
            <table:table-row>
              <table:table-cell office:value-type="string">
                <text:p>1</text:p>
              </table:table-cell>
              <table:table-cell office:value-type="float" office:value="4.38983050847458">
                <text:p>4.38983050847458</text:p>
              </table:table-cell>
            </table:table-row>
            <table:table-row>
              <table:table-cell office:value-type="string">
                <text:p>2</text:p>
              </table:table-cell>
              <table:table-cell office:value-type="float" office:value="3.64">
                <text:p>3.64</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Windows_x86 LibreOffice_project/31dd62db80d4e60af04904455ec9c9219178d620</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style:font-size-asian="13.9996795654297pt" style:font-size-complex="13.9996795654297pt"/>
    </style:style>
    <style:style style:name="ch3" style:family="chart">
      <style:chart-properties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gap-width="219" chart:overlap="-27" chart:reverse-direction="false" text:line-break="false" loext:try-staggering-first="false" chart:link-data-style-to-source="false" chart:axis-position="start"/>
      <style:graphic-properties draw:stroke="none"/>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link-data-style-to-source="true"/>
      <style:graphic-properties draw:stroke="none" draw:fill-color="#5b9bd5"/>
      <style:text-properties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7.248cm" svg:height="6.116cm" xlink:href="." xlink:type="simple" chart:class="chart:bar" chart:style-name="ch1">
        <chart:title svg:x="6.965cm" svg:y="0.258cm" chart:style-name="ch2">
          <text:p>Clear/Confused</text:p>
        </chart:title>
        <chart:plot-area chart:style-name="ch3" chart:data-source-has-labels="both" svg:x="0.344cm" svg:y="1.293cm" svg:width="16.56cm" svg:height="4.701cm">
          <chartooo:coordinate-region svg:x="0.833cm" svg:y="1.488cm" svg:width="16.071cm" svg:height="3.868cm"/>
          <chart:axis chart:dimension="x" chart:name="primary-x" chart:style-name="ch4" chartooo:axis-type="text">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lear/Confused</text:p>
              </table:table-cell>
            </table:table-row>
          </table:table-header-rows>
          <table:table-rows>
            <table:table-row>
              <table:table-cell office:value-type="string">
                <text:p>1</text:p>
              </table:table-cell>
              <table:table-cell office:value-type="float" office:value="3.22033898305085">
                <text:p>3.22033898305085</text:p>
              </table:table-cell>
            </table:table-row>
            <table:table-row>
              <table:table-cell office:value-type="string">
                <text:p>2</text:p>
              </table:table-cell>
              <table:table-cell office:value-type="float" office:value="3.68">
                <text:p>3.68</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Windows_x86 LibreOffice_project/31dd62db80d4e60af04904455ec9c9219178d620</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style:font-size-asian="13.9996795654297pt" style:font-size-complex="13.9996795654297pt"/>
    </style:style>
    <style:style style:name="ch3" style:family="chart">
      <style:chart-properties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gap-width="219" chart:overlap="-27" chart:reverse-direction="false" text:line-break="false" loext:try-staggering-first="false" chart:link-data-style-to-source="false" chart:axis-position="start"/>
      <style:graphic-properties draw:stroke="none"/>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link-data-style-to-source="true"/>
      <style:graphic-properties draw:stroke="none" draw:fill-color="#5b9bd5"/>
      <style:text-properties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7.248cm" svg:height="5.764cm" xlink:href="." xlink:type="simple" chart:class="chart:bar" chart:style-name="ch1">
        <chart:title svg:x="6.542cm" svg:y="0.251cm" chart:style-name="ch2">
          <text:p>Unpractical/Pracical</text:p>
        </chart:title>
        <chart:plot-area chart:style-name="ch3" chart:data-source-has-labels="both" svg:x="0.344cm" svg:y="1.279cm" svg:width="16.56cm" svg:height="4.37cm">
          <chartooo:coordinate-region svg:x="0.833cm" svg:y="1.474cm" svg:width="16.071cm" svg:height="3.538cm"/>
          <chart:axis chart:dimension="x" chart:name="primary-x" chart:style-name="ch4" chartooo:axis-type="text">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Unpractical/Pracical</text:p>
              </table:table-cell>
            </table:table-row>
          </table:table-header-rows>
          <table:table-rows>
            <table:table-row>
              <table:table-cell office:value-type="string">
                <text:p>1</text:p>
              </table:table-cell>
              <table:table-cell office:value-type="float" office:value="4.50847457627119">
                <text:p>4.50847457627119</text:p>
              </table:table-cell>
            </table:table-row>
            <table:table-row>
              <table:table-cell office:value-type="string">
                <text:p>2</text:p>
              </table:table-cell>
              <table:table-cell office:value-type="float" office:value="4">
                <text:p>4</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Windows_x86 LibreOffice_project/31dd62db80d4e60af04904455ec9c9219178d620</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style:font-size-asian="13.9996795654297pt" style:font-size-complex="13.9996795654297pt"/>
    </style:style>
    <style:style style:name="ch3" style:family="chart">
      <style:chart-properties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gap-width="219" chart:overlap="-27" chart:reverse-direction="false" text:line-break="false" loext:try-staggering-first="false" chart:link-data-style-to-source="false" chart:axis-position="start"/>
      <style:graphic-properties draw:stroke="none"/>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link-data-style-to-source="true"/>
      <style:graphic-properties draw:stroke="none" draw:fill-color="#5b9bd5"/>
      <style:text-properties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7.292cm" svg:height="5.829cm" xlink:href="." xlink:type="simple" chart:class="chart:bar" chart:style-name="ch1">
        <chart:title svg:x="5.717cm" svg:y="0.252cm" chart:style-name="ch2">
          <text:p>Well structured/Overloaded</text:p>
        </chart:title>
        <chart:plot-area chart:style-name="ch3" chart:data-source-has-labels="both" svg:x="0.345cm" svg:y="1.281cm" svg:width="16.602cm" svg:height="4.432cm">
          <chartooo:coordinate-region svg:x="0.834cm" svg:y="1.476cm" svg:width="16.113cm" svg:height="3.599cm"/>
          <chart:axis chart:dimension="x" chart:name="primary-x" chart:style-name="ch4" chartooo:axis-type="text">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Well structured/Overloaded</text:p>
              </table:table-cell>
            </table:table-row>
          </table:table-header-rows>
          <table:table-rows>
            <table:table-row>
              <table:table-cell office:value-type="string">
                <text:p>1</text:p>
              </table:table-cell>
              <table:table-cell office:value-type="float" office:value="4.20338983050848">
                <text:p>4.20338983050848</text:p>
              </table:table-cell>
            </table:table-row>
            <table:table-row>
              <table:table-cell office:value-type="string">
                <text:p>2</text:p>
              </table:table-cell>
              <table:table-cell office:value-type="float" office:value="4.2">
                <text:p>4.2</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Windows_x86 LibreOffice_project/31dd62db80d4e60af04904455ec9c9219178d620</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style:font-size-asian="13.9996795654297pt" style:font-size-complex="13.9996795654297pt"/>
    </style:style>
    <style:style style:name="ch3" style:family="chart">
      <style:chart-properties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gap-width="219" chart:overlap="-27" chart:reverse-direction="false" text:line-break="false" loext:try-staggering-first="false" chart:link-data-style-to-source="false" chart:axis-position="start"/>
      <style:graphic-properties draw:stroke="none"/>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link-data-style-to-source="true"/>
      <style:graphic-properties draw:stroke="none" draw:fill-color="#5b9bd5"/>
      <style:text-properties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7.315cm" svg:height="6.161cm" xlink:href="." xlink:type="simple" chart:class="chart:bar" chart:style-name="ch1">
        <chart:title svg:x="7.051cm" svg:y="0.259cm" chart:style-name="ch2">
          <text:p>Attractive/Ugly</text:p>
        </chart:title>
        <chart:plot-area chart:style-name="ch3" chart:data-source-has-labels="both" svg:x="0.346cm" svg:y="1.295cm" svg:width="16.623cm" svg:height="4.743cm">
          <chartooo:coordinate-region svg:x="0.994cm" svg:y="1.491cm" svg:width="15.975cm" svg:height="3.909cm"/>
          <chart:axis chart:dimension="x" chart:name="primary-x" chart:style-name="ch4" chartooo:axis-type="text">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Attractive/Ugly</text:p>
              </table:table-cell>
            </table:table-row>
          </table:table-header-rows>
          <table:table-rows>
            <table:table-row>
              <table:table-cell office:value-type="string">
                <text:p>1</text:p>
              </table:table-cell>
              <table:table-cell office:value-type="float" office:value="3">
                <text:p>3</text:p>
              </table:table-cell>
            </table:table-row>
            <table:table-row>
              <table:table-cell office:value-type="string">
                <text:p>2</text:p>
              </table:table-cell>
              <table:table-cell office:value-type="float" office:value="3.24">
                <text:p>3.24</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Windows_x86 LibreOffice_project/31dd62db80d4e60af04904455ec9c9219178d620</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style:font-size-asian="13.9996795654297pt" style:font-size-complex="13.9996795654297pt"/>
    </style:style>
    <style:style style:name="ch3" style:family="chart">
      <style:chart-properties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gap-width="219" chart:overlap="-27" chart:reverse-direction="false" text:line-break="false" loext:try-staggering-first="false" chart:link-data-style-to-source="false" chart:axis-position="start"/>
      <style:graphic-properties draw:stroke="none"/>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link-data-style-to-source="true"/>
      <style:graphic-properties draw:stroke="none" draw:fill-color="#5b9bd5"/>
      <style:text-properties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7.337cm" svg:height="6.049cm" xlink:href="." xlink:type="simple" chart:class="chart:bar" chart:style-name="ch1">
        <chart:title svg:x="7.467cm" svg:y="0.256cm" chart:style-name="ch2">
          <text:p>Kind/Nasty</text:p>
        </chart:title>
        <chart:plot-area chart:style-name="ch3" chart:data-source-has-labels="both" svg:x="0.346cm" svg:y="1.289cm" svg:width="16.645cm" svg:height="4.64cm">
          <chartooo:coordinate-region svg:x="0.835cm" svg:y="1.484cm" svg:width="16.156cm" svg:height="3.807cm"/>
          <chart:axis chart:dimension="x" chart:name="primary-x" chart:style-name="ch4" chartooo:axis-type="text">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ind/Nasty</text:p>
              </table:table-cell>
            </table:table-row>
          </table:table-header-rows>
          <table:table-rows>
            <table:table-row>
              <table:table-cell office:value-type="string">
                <text:p>1</text:p>
              </table:table-cell>
              <table:table-cell office:value-type="float" office:value="3.22033898305085">
                <text:p>3.22033898305085</text:p>
              </table:table-cell>
            </table:table-row>
            <table:table-row>
              <table:table-cell office:value-type="string">
                <text:p>2</text:p>
              </table:table-cell>
              <table:table-cell office:value-type="float" office:value="3.64">
                <text:p>3.64</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Windows_x86 LibreOffice_project/31dd62db80d4e60af04904455ec9c9219178d620</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style:font-size-asian="13.9996795654297pt" style:font-size-complex="13.9996795654297pt"/>
    </style:style>
    <style:style style:name="ch3" style:family="chart">
      <style:chart-properties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gap-width="219" chart:overlap="-27" chart:reverse-direction="false" text:line-break="false" loext:try-staggering-first="false" chart:link-data-style-to-source="false" chart:axis-position="start"/>
      <style:graphic-properties draw:stroke="none"/>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link-data-style-to-source="true"/>
      <style:graphic-properties draw:stroke="none" draw:fill-color="#5b9bd5"/>
      <style:text-properties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7.381cm" svg:height="6.205cm" xlink:href="." xlink:type="simple" chart:class="chart:bar" chart:style-name="ch1">
        <chart:title svg:x="6.793cm" svg:y="0.26cm" chart:style-name="ch2">
          <text:p>Classic/Innovative</text:p>
        </chart:title>
        <chart:plot-area chart:style-name="ch3" chart:data-source-has-labels="both" svg:x="0.347cm" svg:y="1.297cm" svg:width="16.687cm" svg:height="4.784cm">
          <chartooo:coordinate-region svg:x="0.995cm" svg:y="1.493cm" svg:width="16.039cm" svg:height="3.951cm"/>
          <chart:axis chart:dimension="x" chart:name="primary-x" chart:style-name="ch4" chartooo:axis-type="text">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lassic/Innovative</text:p>
              </table:table-cell>
            </table:table-row>
          </table:table-header-rows>
          <table:table-rows>
            <table:table-row>
              <table:table-cell office:value-type="string">
                <text:p>1</text:p>
              </table:table-cell>
              <table:table-cell office:value-type="float" office:value="3.32203389830508">
                <text:p>3.32203389830508</text:p>
              </table:table-cell>
            </table:table-row>
            <table:table-row>
              <table:table-cell office:value-type="string">
                <text:p>2</text:p>
              </table:table-cell>
              <table:table-cell office:value-type="float" office:value="3.32">
                <text:p>3.32</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Windows_x86 LibreOffice_project/31dd62db80d4e60af04904455ec9c9219178d620</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chart:auto-size="true" chart:treat-empty-cells="leave-gap"/>
      <style:graphic-properties draw:stroke="none" draw:fill="none"/>
    </style:style>
    <style:style style:name="ch3"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4" style:family="chart" style:data-style-name="N0">
      <style:chart-properties chart:display-label="true" chart:tick-marks-major-inner="false" chart:tick-marks-major-outer="false" chart:logarithmic="false" chart:gap-width="219" chart:overlap="-27" chart:reverse-direction="false" text:line-break="false" loext:try-staggering-first="false" chart:link-data-style-to-source="false" chart:axis-position="start"/>
      <style:graphic-properties draw:stroke="none"/>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0">
      <style:chart-properties chart:link-data-style-to-source="true"/>
      <style:graphic-properties draw:stroke="none" draw:fill-color="#5b9bd5"/>
      <style:text-properties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17.072cm" svg:height="7.108cm" xlink:href="." xlink:type="simple" chart:class="chart:bar" chart:style-name="ch1">
        <chart:plot-area chart:style-name="ch2" chart:data-source-has-labels="both" svg:x="0.341cm" svg:y="0.142cm" svg:width="16.39cm" svg:height="6.824cm">
          <chartooo:coordinate-region svg:x="0.83cm" svg:y="0.337cm" svg:width="15.901cm" svg:height="5.991cm"/>
          <chart:axis chart:dimension="x" chart:name="primary-x" chart:style-name="ch3" chartooo:axis-type="text">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Uninteligible/Easy to understand</text:p>
              </table:table-cell>
            </table:table-row>
          </table:table-header-rows>
          <table:table-rows>
            <table:table-row>
              <table:table-cell office:value-type="string">
                <text:p>1</text:p>
              </table:table-cell>
              <table:table-cell office:value-type="float" office:value="5.16949152542373">
                <text:p>5.16949152542373</text:p>
              </table:table-cell>
            </table:table-row>
            <table:table-row>
              <table:table-cell office:value-type="string">
                <text:p>2</text:p>
              </table:table-cell>
              <table:table-cell office:value-type="float" office:value="4.77551020408163">
                <text:p>4.7755102040816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Windows_x86 LibreOffice_project/31dd62db80d4e60af04904455ec9c9219178d62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chart:auto-size="true" chart:treat-empty-cells="leave-gap"/>
      <style:graphic-properties draw:stroke="none" draw:fill="none"/>
    </style:style>
    <style:style style:name="ch3"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4" style:family="chart" style:data-style-name="N0">
      <style:chart-properties chart:display-label="true" chart:tick-marks-major-inner="false" chart:tick-marks-major-outer="false" chart:logarithmic="false" chart:gap-width="219" chart:overlap="-27" chart:reverse-direction="false" text:line-break="false" loext:try-staggering-first="false" chart:link-data-style-to-source="false" chart:axis-position="start"/>
      <style:graphic-properties draw:stroke="none"/>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0">
      <style:chart-properties chart:link-data-style-to-source="true"/>
      <style:graphic-properties draw:stroke="none" draw:fill-color="#5b9bd5"/>
      <style:text-properties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17.072cm" svg:height="7.131cm" xlink:href="." xlink:type="simple" chart:class="chart:bar" chart:style-name="ch1">
        <chart:plot-area chart:style-name="ch2" chart:data-source-has-labels="both" svg:x="0.341cm" svg:y="0.142cm" svg:width="16.39cm" svg:height="6.847cm">
          <chartooo:coordinate-region svg:x="0.83cm" svg:y="0.338cm" svg:width="15.901cm" svg:height="6.014cm"/>
          <chart:axis chart:dimension="x" chart:name="primary-x" chart:style-name="ch3" chartooo:axis-type="text">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reative/Without imagination</text:p>
              </table:table-cell>
            </table:table-row>
          </table:table-header-rows>
          <table:table-rows>
            <table:table-row>
              <table:table-cell office:value-type="string">
                <text:p>1</text:p>
              </table:table-cell>
              <table:table-cell office:value-type="float" office:value="4.11864406779661">
                <text:p>4.11864406779661</text:p>
              </table:table-cell>
            </table:table-row>
            <table:table-row>
              <table:table-cell office:value-type="string">
                <text:p>2</text:p>
              </table:table-cell>
              <table:table-cell office:value-type="float" office:value="4.55102040816327">
                <text:p>4.55102040816327</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Windows_x86 LibreOffice_project/31dd62db80d4e60af04904455ec9c9219178d62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chart:auto-size="true" chart:treat-empty-cells="leave-gap"/>
      <style:graphic-properties draw:stroke="none" draw:fill="none"/>
    </style:style>
    <style:style style:name="ch3"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4" style:family="chart" style:data-style-name="N0">
      <style:chart-properties chart:display-label="true" chart:tick-marks-major-inner="false" chart:tick-marks-major-outer="false" chart:logarithmic="false" chart:gap-width="219" chart:overlap="-27" chart:reverse-direction="false" text:line-break="false" loext:try-staggering-first="false" chart:link-data-style-to-source="false" chart:axis-position="start"/>
      <style:graphic-properties draw:stroke="none"/>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0">
      <style:chart-properties chart:link-data-style-to-source="true"/>
      <style:graphic-properties draw:stroke="none" draw:fill-color="#5b9bd5"/>
      <style:text-properties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17.116cm" svg:height="6.646cm" xlink:href="." xlink:type="simple" chart:class="chart:bar" chart:style-name="ch1">
        <chart:plot-area chart:style-name="ch2" chart:data-source-has-labels="both" svg:x="0.342cm" svg:y="0.132cm" svg:width="16.432cm" svg:height="6.382cm">
          <chartooo:coordinate-region svg:x="0.831cm" svg:y="0.327cm" svg:width="15.943cm" svg:height="5.549cm"/>
          <chart:axis chart:dimension="x" chart:name="primary-x" chart:style-name="ch3" chartooo:axis-type="text">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Easy/Hard to learn</text:p>
              </table:table-cell>
            </table:table-row>
          </table:table-header-rows>
          <table:table-rows>
            <table:table-row>
              <table:table-cell office:value-type="string">
                <text:p>1</text:p>
              </table:table-cell>
              <table:table-cell office:value-type="float" office:value="2.32203389830508">
                <text:p>2.32203389830508</text:p>
              </table:table-cell>
            </table:table-row>
            <table:table-row>
              <table:table-cell office:value-type="string">
                <text:p>2</text:p>
              </table:table-cell>
              <table:table-cell office:value-type="float" office:value="3.2">
                <text:p>3.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Windows_x86 LibreOffice_project/31dd62db80d4e60af04904455ec9c9219178d62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chart:auto-size="true" chart:treat-empty-cells="leave-gap"/>
      <style:graphic-properties draw:stroke="none" draw:fill="none"/>
    </style:style>
    <style:style style:name="ch3"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4" style:family="chart" style:data-style-name="N0">
      <style:chart-properties chart:display-label="true" chart:tick-marks-major-inner="false" chart:tick-marks-major-outer="false" chart:logarithmic="false" chart:gap-width="219" chart:overlap="-27" chart:reverse-direction="false" text:line-break="false" loext:try-staggering-first="false" chart:link-data-style-to-source="false" chart:axis-position="start"/>
      <style:graphic-properties draw:stroke="none"/>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0">
      <style:chart-properties chart:link-data-style-to-source="true"/>
      <style:graphic-properties draw:stroke="none" draw:fill-color="#5b9bd5"/>
      <style:text-properties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17.134cm" svg:height="6.868cm" xlink:href="." xlink:type="simple" chart:class="chart:bar" chart:style-name="ch1">
        <chart:plot-area chart:style-name="ch2" chart:data-source-has-labels="both" svg:x="0.342cm" svg:y="0.137cm" svg:width="16.45cm" svg:height="6.594cm">
          <chartooo:coordinate-region svg:x="0.99cm" svg:y="0.333cm" svg:width="15.802cm" svg:height="5.76cm"/>
          <chart:axis chart:dimension="x" chart:name="primary-x" chart:style-name="ch3" chartooo:axis-type="text">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Valuable/Low valuable</text:p>
              </table:table-cell>
            </table:table-row>
          </table:table-header-rows>
          <table:table-rows>
            <table:table-row>
              <table:table-cell office:value-type="string">
                <text:p>1</text:p>
              </table:table-cell>
              <table:table-cell office:value-type="float" office:value="4.33898305084746">
                <text:p>4.33898305084746</text:p>
              </table:table-cell>
            </table:table-row>
            <table:table-row>
              <table:table-cell office:value-type="string">
                <text:p>2</text:p>
              </table:table-cell>
              <table:table-cell office:value-type="float" office:value="4.6">
                <text:p>4.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Windows_x86 LibreOffice_project/31dd62db80d4e60af04904455ec9c9219178d62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chart:auto-size="true" chart:treat-empty-cells="leave-gap"/>
      <style:graphic-properties draw:stroke="none" draw:fill="none"/>
    </style:style>
    <style:style style:name="ch3"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4" style:family="chart" style:data-style-name="N0">
      <style:chart-properties chart:display-label="true" chart:tick-marks-major-inner="false" chart:tick-marks-major-outer="false" chart:logarithmic="false" chart:gap-width="219" chart:overlap="-27" chart:reverse-direction="false" text:line-break="false" loext:try-staggering-first="false" chart:link-data-style-to-source="false" chart:axis-position="start"/>
      <style:graphic-properties draw:stroke="none"/>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0">
      <style:chart-properties chart:link-data-style-to-source="true"/>
      <style:graphic-properties draw:stroke="none" draw:fill-color="#5b9bd5"/>
      <style:text-properties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17.358cm" svg:height="5.674cm" xlink:href="." xlink:type="simple" chart:class="chart:bar" chart:style-name="ch1">
        <chart:plot-area chart:style-name="ch2" chart:data-source-has-labels="both" svg:x="0.347cm" svg:y="0.113cm" svg:width="16.664cm" svg:height="5.448cm">
          <chartooo:coordinate-region svg:x="0.836cm" svg:y="0.308cm" svg:width="16.175cm" svg:height="4.615cm"/>
          <chart:axis chart:dimension="x" chart:name="primary-x" chart:style-name="ch3" chartooo:axis-type="text">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Boring/Exicitng</text:p>
              </table:table-cell>
            </table:table-row>
          </table:table-header-rows>
          <table:table-rows>
            <table:table-row>
              <table:table-cell office:value-type="string">
                <text:p>1</text:p>
              </table:table-cell>
              <table:table-cell office:value-type="float" office:value="3.89830508474576">
                <text:p>3.89830508474576</text:p>
              </table:table-cell>
            </table:table-row>
            <table:table-row>
              <table:table-cell office:value-type="string">
                <text:p>2</text:p>
              </table:table-cell>
              <table:table-cell office:value-type="float" office:value="3.3">
                <text:p>3.3</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Windows_x86 LibreOffice_project/31dd62db80d4e60af04904455ec9c9219178d62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chart:auto-size="true" chart:treat-empty-cells="leave-gap"/>
      <style:graphic-properties draw:stroke="none" draw:fill="none"/>
    </style:style>
    <style:style style:name="ch3" style:family="chart" style:data-style-name="N0">
      <style:chart-properties chart:display-label="true" chart:tick-marks-major-inner="false" chart:tick-marks-major-outer="false" chart:logarithmic="false" chart:reverse-direction="false" text:line-break="false" loext:try-staggering-first="tru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4" style:family="chart" style:data-style-name="N0">
      <style:chart-properties chart:display-label="true" chart:tick-marks-major-inner="false" chart:tick-marks-major-outer="false" chart:logarithmic="false" chart:gap-width="219" chart:overlap="-27" chart:reverse-direction="false" text:line-break="false" loext:try-staggering-first="true" chart:link-data-style-to-source="false" chart:axis-position="start"/>
      <style:graphic-properties draw:stroke="none"/>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0">
      <style:chart-properties chart:link-data-style-to-source="true"/>
      <style:graphic-properties draw:stroke="none" draw:fill-color="#5b9bd5"/>
      <style:text-properties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17.381cm" svg:height="6.161cm" xlink:href="." xlink:type="simple" chart:class="chart:bar" chart:style-name="ch1">
        <chart:plot-area chart:style-name="ch2" chart:data-source-has-labels="both" svg:x="0.347cm" svg:y="0.123cm" svg:width="16.687cm" svg:height="5.915cm">
          <chartooo:coordinate-region svg:x="0.836cm" svg:y="0.318cm" svg:width="16.198cm" svg:height="5.082cm"/>
          <chart:axis chart:dimension="x" chart:name="primary-x" chart:style-name="ch3" chartooo:axis-type="text">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Interesting/Not interesting</text:p>
              </table:table-cell>
            </table:table-row>
          </table:table-header-rows>
          <table:table-rows>
            <table:table-row>
              <table:table-cell office:value-type="string">
                <text:p>1</text:p>
              </table:table-cell>
              <table:table-cell office:value-type="float" office:value="3.83050847457627">
                <text:p>3.83050847457627</text:p>
              </table:table-cell>
            </table:table-row>
            <table:table-row>
              <table:table-cell office:value-type="string">
                <text:p>2</text:p>
              </table:table-cell>
              <table:table-cell office:value-type="float" office:value="3.06">
                <text:p>3.0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Windows_x86 LibreOffice_project/31dd62db80d4e60af04904455ec9c9219178d62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chart:auto-size="true" chart:treat-empty-cells="leave-gap"/>
      <style:graphic-properties draw:stroke="none" draw:fill="none"/>
    </style:style>
    <style:style style:name="ch3"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4" style:family="chart" style:data-style-name="N0">
      <style:chart-properties chart:display-label="true" chart:tick-marks-major-inner="false" chart:tick-marks-major-outer="false" chart:logarithmic="false" chart:gap-width="219" chart:overlap="-27" chart:reverse-direction="false" text:line-break="false" loext:try-staggering-first="false" chart:link-data-style-to-source="false" chart:axis-position="start"/>
      <style:graphic-properties draw:stroke="none"/>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0">
      <style:chart-properties chart:link-data-style-to-source="true"/>
      <style:graphic-properties draw:stroke="none" draw:fill-color="#5b9bd5"/>
      <style:text-properties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17.381cm" svg:height="6.912cm" xlink:href="." xlink:type="simple" chart:class="chart:bar" chart:style-name="ch1">
        <chart:plot-area chart:style-name="ch2" chart:data-source-has-labels="both" svg:x="0.347cm" svg:y="0.138cm" svg:width="16.687cm" svg:height="6.636cm">
          <chartooo:coordinate-region svg:x="0.995cm" svg:y="0.333cm" svg:width="16.039cm" svg:height="5.803cm"/>
          <chart:axis chart:dimension="x" chart:name="primary-x" chart:style-name="ch3" chartooo:axis-type="text">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Unpredictable/Predictable</text:p>
              </table:table-cell>
            </table:table-row>
          </table:table-header-rows>
          <table:table-rows>
            <table:table-row>
              <table:table-cell office:value-type="string">
                <text:p>1</text:p>
              </table:table-cell>
              <table:table-cell office:value-type="float" office:value="5.52542372881356">
                <text:p>5.52542372881356</text:p>
              </table:table-cell>
            </table:table-row>
            <table:table-row>
              <table:table-cell office:value-type="string">
                <text:p>2</text:p>
              </table:table-cell>
              <table:table-cell office:value-type="float" office:value="5.42">
                <text:p>5.4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Windows_x86 LibreOffice_project/31dd62db80d4e60af04904455ec9c9219178d62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